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 Jadid" svg:font-family="'B Jadid'"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3">
      <style:paragraph-properties fo:line-height="150%" fo:text-align="justify" style:justify-single-word="false" style:writing-mode="rl-tb"/>
      <style:text-properties style:font-name="IRZar" style:font-name-complex="IRZar"/>
    </style:style>
    <style:style style:name="P2" style:family="paragraph" style:parent-style-name="List_20_Paragraph">
      <style:paragraph-properties fo:line-height="150%" fo:text-align="justify" style:justify-single-word="false" style:writing-mode="rl-tb"/>
      <style:text-properties style:font-name="IRZar" style:font-name-complex="IRZar"/>
    </style:style>
    <style:style style:name="P3" style:family="paragraph" style:parent-style-name="List_20_Paragraph" style:list-style-name="WWNum6">
      <style:paragraph-properties fo:margin-top="0in" fo:margin-bottom="0.0693in" style:contextual-spacing="true" fo:line-height="150%" fo:text-align="justify" style:justify-single-word="false" style:writing-mode="rl-tb"/>
      <style:text-properties style:font-name="IRZar" style:font-name-complex="IRZar"/>
    </style:style>
    <style:style style:name="P4" style:family="paragraph" style:parent-style-name="List_20_Paragraph">
      <style:paragraph-properties fo:margin-top="0in" fo:margin-bottom="0.0693in" style:contextual-spacing="true" fo:line-height="150%" fo:text-align="justify" style:justify-single-word="false" style:writing-mode="rl-tb"/>
      <style:text-properties style:font-name="IRZar" style:font-name-complex="IRZar"/>
    </style:style>
    <style:style style:name="P5" style:family="paragraph" style:parent-style-name="List_20_Paragraph" style:list-style-name="WWNum7">
      <style:paragraph-properties fo:line-height="150%" fo:text-align="justify" style:justify-single-word="false" style:writing-mode="rl-tb"/>
      <style:text-properties style:font-name="IRZar" style:font-name-complex="IRZar"/>
    </style:style>
    <style:style style:name="P6" style:family="paragraph" style:parent-style-name="List_20_Paragraph" style:list-style-name="WWNum8">
      <style:paragraph-properties fo:line-height="150%" fo:text-align="justify" style:justify-single-word="false" style:writing-mode="rl-tb"/>
      <style:text-properties style:font-name="IRZar" style:font-name-complex="IRZar"/>
    </style:style>
    <style:style style:name="P7" style:family="paragraph" style:parent-style-name="List_20_Paragraph" style:list-style-name="WWNum1">
      <style:paragraph-properties fo:line-height="150%" fo:text-align="end" style:justify-single-word="false" style:writing-mode="rl-tb"/>
      <style:text-properties style:font-name="IRZar" style:font-name-complex="IRZar"/>
    </style:style>
    <style:style style:name="P8" style:family="paragraph" style:parent-style-name="List_20_Paragraph">
      <style:paragraph-properties fo:margin-top="0in" fo:margin-bottom="0.0693in" style:contextual-spacing="true" fo:line-height="150%" fo:text-align="justify" style:justify-single-word="false" style:writing-mode="rl-tb"/>
      <style:text-properties style:font-name="IRZar" fo:font-size="12pt" style:letter-kerning="false" style:font-name-asian="Times New Roman1" style:font-size-asian="12pt" style:font-name-complex="IRZar" style:font-size-complex="12pt"/>
    </style:style>
    <style:style style:name="P9" style:family="paragraph" style:parent-style-name="Standard">
      <style:paragraph-properties fo:line-height="150%" fo:text-align="center" style:justify-single-word="false" style:writing-mode="rl-tb"/>
      <style:text-properties style:font-name="IRZar" style:font-name-complex="IRZar"/>
    </style:style>
    <style:style style:name="P10" style:family="paragraph" style:parent-style-name="Standard">
      <style:paragraph-properties fo:line-height="150%" fo:text-align="end" style:justify-single-word="false" style:writing-mode="rl-tb"/>
      <style:text-properties style:font-name="IRZar" style:font-name-complex="IRZar"/>
    </style:style>
    <style:style style:name="P11" style:family="paragraph" style:parent-style-name="Standard">
      <style:paragraph-properties fo:line-height="150%" fo:text-align="justify" style:justify-single-word="false" style:writing-mode="rl-tb"/>
      <style:text-properties style:font-name="IRZar" style:font-name-complex="IRZar"/>
    </style:style>
    <style:style style:name="P12" style:family="paragraph" style:parent-style-name="Standard">
      <style:paragraph-properties fo:margin-top="0in" fo:margin-bottom="0.0693in" style:contextual-spacing="false" fo:line-height="150%" fo:text-align="justify" style:justify-single-word="false" style:writing-mode="rl-tb"/>
      <style:text-properties style:font-name="IRZar" style:font-name-complex="IRZar"/>
    </style:style>
    <style:style style:name="P13" style:family="paragraph" style:parent-style-name="Standard">
      <style:paragraph-properties fo:line-height="150%" fo:text-align="start" style:justify-single-word="false" style:writing-mode="rl-tb"/>
      <style:text-properties style:font-name="IRZar" style:font-name-complex="IRZar"/>
    </style:style>
    <style:style style:name="P14" style:family="paragraph" style:parent-style-name="Standard">
      <style:paragraph-properties fo:margin-top="0in" fo:margin-bottom="0.0693in" style:contextual-spacing="false" fo:line-height="150%" fo:text-align="justify" style:justify-single-word="false" style:writing-mode="rl-tb"/>
      <style:text-properties style:font-name="IRZar" fo:font-size="12pt" style:letter-kerning="false" style:font-name-asian="Times New Roman1" style:font-size-asian="12pt" style:font-name-complex="IRZar" style:font-size-complex="12pt"/>
    </style:style>
    <style:style style:name="P15" style:family="paragraph" style:parent-style-name="Standard">
      <style:paragraph-properties fo:line-height="150%" fo:text-align="justify" style:justify-single-word="false" style:writing-mode="rl-tb"/>
      <style:text-properties style:font-name="IRZar" fo:font-size="14pt" style:font-size-asian="14pt" style:font-name-complex="IRZar" style:font-size-complex="14pt"/>
    </style:style>
    <style:style style:name="P16" style:family="paragraph" style:parent-style-name="Standard">
      <style:paragraph-properties fo:line-height="150%" fo:text-align="end" style:justify-single-word="false" style:writing-mode="rl-tb"/>
      <style:text-properties style:font-name="IRZar" fo:font-size="14pt" style:font-size-asian="14pt" style:font-name-complex="IRZar" style:font-size-complex="14pt"/>
    </style:style>
    <style:style style:name="T1" style:family="text">
      <style:text-properties style:font-name="Segoe UI" fo:font-size="20pt" fo:font-weight="bold" style:font-size-asian="20pt" style:font-weight-asian="bold" style:font-name-complex="Segoe UI1" style:font-size-complex="20pt" style:font-weight-complex="bold"/>
    </style:style>
    <style:style style:name="T2" style:family="text">
      <style:text-properties style:font-name="Segoe UI" fo:font-size="20pt" fo:font-weight="bold" style:font-size-asian="20pt" style:font-weight-asian="bold" style:font-size-complex="20pt" style:font-weight-complex="bold"/>
    </style:style>
    <style:style style:name="T3" style:family="text">
      <style:text-properties style:font-name="Segoe UI" fo:font-size="16pt" fo:font-weight="bold" style:font-size-asian="16pt" style:font-weight-asian="bold" style:font-name-complex="Segoe UI1" style:font-size-complex="16pt" style:font-weight-complex="bold"/>
    </style:style>
    <style:style style:name="T4" style:family="text">
      <style:text-properties style:font-name="Segoe UI" fo:font-size="16pt" fo:font-weight="bold" style:font-size-asian="16pt" style:font-weight-asian="bold" style:font-size-complex="16pt" style:font-weight-complex="bold"/>
    </style:style>
    <style:style style:name="T5" style:family="text">
      <style:text-properties style:font-name="Segoe UI" fo:font-size="16pt" fo:font-weight="bold" style:letter-kerning="false" style:font-name-asian="Times New Roman1" style:font-size-asian="16pt" style:font-weight-asian="bold" style:font-name-complex="Segoe UI1" style:font-size-complex="16pt" style:font-weight-complex="bold"/>
    </style:style>
    <style:style style:name="T6" style:family="text">
      <style:text-properties style:font-name="Segoe UI" fo:font-size="18pt" fo:font-weight="bold" style:font-size-asian="18pt" style:font-weight-asian="bold" style:font-name-complex="Segoe UI1" style:font-size-complex="18pt" style:font-weight-complex="bold"/>
    </style:style>
    <style:style style:name="T7" style:family="text">
      <style:text-properties style:font-name="Segoe UI" fo:font-size="18pt" fo:font-weight="bold" style:font-size-asian="18pt" style:font-weight-asian="bold" style:font-size-complex="18pt" style:font-weight-complex="bold"/>
    </style:style>
    <style:style style:name="T8" style:family="text">
      <style:text-properties style:font-name="Segoe UI" fo:font-size="18pt" fo:font-weight="bold" style:letter-kerning="false" style:font-name-asian="Times New Roman1" style:font-size-asian="18pt" style:font-weight-asian="bold" style:font-name-complex="Segoe UI1" style:font-size-complex="18pt" style:font-weight-complex="bold"/>
    </style:style>
    <style:style style:name="T9" style:family="text">
      <style:text-properties style:font-name="Segoe UI" style:font-name-complex="Segoe UI1"/>
    </style:style>
    <style:style style:name="T10" style:family="text">
      <style:text-properties style:font-name="Segoe UI" style:font-name-complex="Segoe UI1" style:language-complex="fa" style:country-complex="IR"/>
    </style:style>
    <style:style style:name="T11" style:family="text">
      <style:text-properties style:font-name="Segoe UI" fo:font-size="14pt" fo:font-weight="bold" style:font-size-asian="14pt" style:font-weight-asian="bold" style:font-name-complex="Segoe UI1" style:font-size-complex="14pt" style:font-weight-complex="bold"/>
    </style:style>
    <style:style style:name="T12" style:family="text">
      <style:text-properties style:font-name="Segoe UI" fo:font-size="14pt" fo:font-weight="bold" style:letter-kerning="false" style:font-name-asian="Times New Roman1" style:font-size-asian="14pt" style:font-weight-asian="bold" style:font-name-complex="Segoe UI1" style:font-size-complex="14pt" style:font-weight-complex="bold"/>
    </style:style>
    <style:style style:name="T13" style:family="text">
      <style:text-properties style:font-name="Segoe UI" fo:font-weight="bold" style:font-weight-asian="bold" style:font-name-complex="Segoe UI1" style:font-weight-complex="bold"/>
    </style:style>
    <style:style style:name="T14" style:family="text">
      <style:text-properties style:font-name="Segoe UI" fo:font-size="12pt" fo:font-weight="bold" style:font-size-asian="12pt" style:font-weight-asian="bold" style:font-name-complex="Segoe UI1" style:font-size-complex="12pt" style:font-weight-complex="bold"/>
    </style:style>
    <style:style style:name="T15" style:family="text">
      <style:text-properties style:font-name="Segoe UI" fo:font-size="12pt" fo:font-weight="bold" style:letter-kerning="false" style:font-name-asian="Times New Roman1" style:font-size-asian="12pt" style:font-weight-asian="bold" style:font-name-complex="Segoe UI1" style:font-size-complex="12pt" style:font-weight-complex="bold"/>
    </style:style>
    <style:style style:name="T16" style:family="text">
      <style:text-properties style:font-name="Segoe UI" fo:font-size="12pt" style:letter-kerning="false" style:font-name-asian="Times New Roman1" style:font-size-asian="12pt" style:font-name-complex="Segoe UI1" style:font-size-complex="12pt"/>
    </style:style>
    <style:style style:name="T17" style:family="text">
      <style:text-properties style:font-name="Segoe UI" fo:font-size="12pt" style:font-size-asian="12pt" style:font-name-complex="Segoe UI1" style:font-size-complex="12pt"/>
    </style:style>
    <style:style style:name="T18" style:family="text">
      <style:text-properties style:font-name="Segoe UI" fo:font-size="10pt" fo:font-style="italic" fo:font-weight="bold" style:font-size-asian="10pt" style:font-style-asian="italic" style:font-weight-asian="bold" style:font-name-complex="B Jadid" style:font-size-complex="10pt" style:font-style-complex="italic" style:font-weight-complex="bold"/>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style:letter-kerning="false" style:font-name-asian="Times New Roman1" style:font-size-asian="12pt" style:font-weight-asian="bold" style:font-size-complex="12pt" style:font-weight-complex="bold"/>
    </style:style>
    <style:style style:name="T22" style:family="text">
      <style:text-properties fo:font-size="12pt" fo:font-weight="bold" officeooo:rsid="001d3042" style:letter-kerning="false" style:font-name-asian="Times New Roman1" style:font-size-asian="12pt" style:font-weight-asian="bold" style:font-size-complex="12pt" style:font-weight-complex="bold"/>
    </style:style>
    <style:style style:name="T23" style:family="text">
      <style:text-properties fo:font-size="12pt" fo:font-weight="bold" officeooo:rsid="001def6c" style:letter-kerning="false" style:font-name-asian="Times New Roman1" style:font-size-asian="12pt" style:font-weight-asian="bold" style:font-size-complex="12pt" style:font-weight-complex="bold"/>
    </style:style>
    <style:style style:name="T24" style:family="text">
      <style:text-properties fo:font-size="12pt" style:letter-kerning="false" style:font-name-asian="Times New Roman1" style:font-size-asian="12pt" style:font-size-complex="12pt"/>
    </style:style>
    <style:style style:name="T25" style:family="text">
      <style:text-properties fo:font-weight="bold" style:font-weight-asian="bold" style:font-weight-complex="bold"/>
    </style:style>
    <style:style style:name="T26" style:family="text">
      <style:text-properties fo:font-size="20pt" fo:font-weight="bold" style:font-size-asian="20pt" style:font-weight-asian="bold" style:font-size-complex="20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1ad65f" style:font-size-asian="16pt" style:font-weight-asian="bold" style:font-size-complex="16pt" style:font-weight-complex="bold"/>
    </style:style>
    <style:style style:name="T29" style:family="text">
      <style:text-properties fo:font-size="16pt" fo:font-weight="bold" style:letter-kerning="false" style:font-name-asian="Times New Roman1" style:font-size-asian="16pt" style:font-weight-asian="bold" style:font-size-complex="16pt" style:font-weight-complex="bold"/>
    </style:style>
    <style:style style:name="T30" style:family="text">
      <style:text-properties fo:font-size="16pt" fo:font-weight="bold" officeooo:rsid="001d3042" style:letter-kerning="false" style:font-name-asian="Times New Roman1" style:font-size-asian="16pt" style:font-weight-asian="bold" style:font-size-complex="16pt" style:font-weight-complex="bold"/>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18pt" fo:font-weight="bold" style:letter-kerning="false" style:font-name-asian="Times New Roman1" style:font-size-asian="18pt" style:font-weight-asian="bold" style:font-size-complex="18pt" style:font-weight-complex="bold"/>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4pt" fo:font-weight="bold" officeooo:rsid="001ad65f" style:font-size-asian="14pt" style:font-weight-asian="bold" style:font-size-complex="14pt" style:font-weight-complex="bold"/>
    </style:style>
    <style:style style:name="T35" style:family="text">
      <style:text-properties fo:font-size="14pt" fo:font-weight="bold" style:letter-kerning="false" style:font-name-asian="Times New Roman1" style:font-size-asian="14pt" style:font-weight-asian="bold" style:font-size-complex="14pt" style:font-weight-complex="bold"/>
    </style:style>
    <style:style style:name="T36" style:family="text">
      <style:text-properties fo:font-size="14pt" style:font-size-asian="14pt" style:font-size-complex="14pt"/>
    </style:style>
    <style:style style:name="T37" style:family="text">
      <style:text-properties style:language-complex="fa" style:country-complex="IR"/>
    </style:style>
    <style:style style:name="T38" style:family="text">
      <style:text-properties fo:font-size="10pt" fo:font-style="italic" fo:font-weight="bold" style:font-size-asian="10pt" style:font-style-asian="italic" style:font-weight-asian="bold" style:font-size-complex="10pt" style:font-style-complex="italic" style:font-weight-complex="bold"/>
    </style:style>
    <style:style style:name="T39" style:family="text">
      <style:text-properties officeooo:rsid="001ad65f"/>
    </style:style>
    <style:style style:name="T40" style:family="text">
      <style:text-properties officeooo:rsid="001b4b14"/>
    </style:style>
    <style:style style:name="T41" style:family="text">
      <style:text-properties officeooo:rsid="001c95c7"/>
    </style:style>
    <style:style style:name="T42" style:family="text">
      <style:text-properties officeooo:rsid="001cd3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6">مسابقات مهارتی</text:span></text:p>
      <text:p text:style-name="P9"><text:span text:style-name="T27">پیش نویس شماره </text:span><text:span text:style-name="T28">۱</text:span></text:p>
      <text:p text:style-name="P10"><text:span text:style-name="T31">مسابقات مهارتی</text:span></text:p>
      <text:p text:style-name="P11"><text:span text:style-name="T36">مسابقات مهارتی در سطح دانشگاه به عنوان یک فرصت برای دانشجویان به منظور ارتقاء مهارت‌ها، تجربه‌های علمی و فنی، ترویج رقابت سالم و ایجاد ارتباطات بین دانشجویان مختلف برگزار می‌شوند. این مسابقات معمولاً در زمینه‌های گوناگونی از جمله فناوری اطلاعات، مهندسی، علوم پایه، هنرها، کسب و کار، علوم اجتماعی و... انجام می‌شوند. در زیر به توضیحات کلی و سپس چندین مثال از مسابقات مهارتی جهانی در سطح دانشگاه اشاره می‌شود:</text:span></text:p>
      <text:p text:style-name="P15">همه این مسابقات نقش مهمی در توسعه مهارت‌ها، ایجاد انگیزه در دانشجویان، و ارتقاء تجربه‌های آموزشی دانشگاهی دارند. علاوه بر این، مسابقات مهارتی ن<text:span text:style-name="T39">ه </text:span>تنها فرصت‌هایی برای ارتقاء مهارت‌ها فراهم می‌کنند بلکه ارتباطات بین‌المللی را نیز تقویت می‌کنند و دانشجویان را با چالش‌های واقعی در زمینه تخصصی خود روبه‌رو می‌سازند.</text:p>
      <text:p text:style-name="P16"/>
      <text:p text:style-name="P11"><text:span text:style-name="T34">۱</text:span><text:span text:style-name="T33">: اهداف کلی</text:span></text:p>
      <text:p text:style-name="P15">برگزاری مسابقات مهارتی دانشجویی دارای چندین هدف مهم است که می‌توان به برخی از آنها اشاره کرد:</text:p>
      <text:list xml:id="list4265162120" text:style-name="WWNum3">
        <text:list-item>
          <text:p text:style-name="P1"><text:span text:style-name="T25">تقویت مهارت‌ها و دانش:</text:span></text:p>
        </text:list-item>
      </text:list>
      <text:p text:style-name="P2">این مسابقات به دانشجویان فرصت می‌دهند تا مهارت‌ها و دانش خود را در زمینه‌های مختلف تقویت کنند.</text:p>
      <text:p text:style-name="P2">این فرآیند توسعه فردی را ترویج می‌دهد و دانشجویان را به فعالیت‌های علمی و تحقیقاتی ترغیب می‌کند.</text:p>
      <text:list xml:id="list121028871169779" text:continue-numbering="true" text:style-name="WWNum3">
        <text:list-item>
          <text:p text:style-name="P1"><text:soft-page-break/><text:span text:style-name="T25">ترویج رقابت سالم:</text:span></text:p>
        </text:list-item>
      </text:list>
      <text:p text:style-name="P2">مسابقات مهارتی فرصتی را برای رقابت سالم و بهبود عملکرد ارائه می‌دهند.</text:p>
      <text:p text:style-name="P2">رقابت‌های مهارتی به دانشجویان این امکان را می‌دهند که با دیگران ارتباط برقرار کرده و از تبادل تجربیات و ایده‌ها بهره‌مند شوند.</text:p>
      <text:list xml:id="list121029527283184" text:continue-numbering="true" text:style-name="WWNum3">
        <text:list-item>
          <text:p text:style-name="P1"><text:span text:style-name="T25">ارتقاء انگیزه و اشتیاق:</text:span></text:p>
        </text:list-item>
      </text:list>
      <text:p text:style-name="P2">شرکت در مسابقات مهارتی ممکن است انگیزه و اشتیاق دانشجویان را بهبود بخشد.</text:p>
      <text:p text:style-name="P2">این انگیزه می‌تواند از طریق تجربه رقابت، دستیابی به اهداف و افزایش اعتماد به نفس ایجاد شود.</text:p>
      <text:list xml:id="list121029074837635" text:continue-numbering="true" text:style-name="WWNum3">
        <text:list-item>
          <text:p text:style-name="P1"><text:span text:style-name="T25">شناسایی استعدادها:</text:span></text:p>
        </text:list-item>
      </text:list>
      <text:p text:style-name="P2">مسابقات مهارتی به دانشگاه‌ها و صنعت فرصت می‌دهند تا استعدادهای برجسته را شناسایی کنند.</text:p>
      <text:p text:style-name="P2">این شناسایی می‌تواند در فرآیند انتخاب و جذب استعدادهای جوان به عنوان منابع انسانی تاثیرگذار باشد.</text:p>
      <text:list xml:id="list121029714394881" text:continue-numbering="true" text:style-name="WWNum3">
        <text:list-item>
          <text:p text:style-name="P1"><text:span text:style-name="T25">شبکه سازی:</text:span></text:p>
        </text:list-item>
      </text:list>
      <text:p text:style-name="P2">مسابقات مهارتی به دانشجویان فرصت می‌دهند تا با همکلاس‌ها و اساتید خود ارتباط برقرار کنند.</text:p>
      <text:p text:style-name="P2">این تبادلات ارتباطات را تقویت کرده و شبکه ارتباطی دانشجویان را گسترش می‌دهد.</text:p>
      <text:list xml:id="list121028924916727" text:continue-numbering="true" text:style-name="WWNum3">
        <text:list-item>
          <text:p text:style-name="P1"><text:span text:style-name="T25">تشویق به پژوهش و نوآوری:</text:span></text:p>
        </text:list-item>
      </text:list>
      <text:p text:style-name="P2">مسابقات مهارتی معمولاً مسائل پیچیده و چالش‌برانگیزی را مطرح می‌کنند که نیاز به پژوهش و نوآوری دارند.</text:p>
      <text:p text:style-name="P2">این امکان را فراهم می‌کنند تا دانشجویان به حل مسائل به شکل خلاقانه و نوآورانه بپردازند.</text:p>
      <text:p text:style-name="P11"/>
      <text:p text:style-name="P10"><text:span text:style-name="T34">۲</text:span><text:span text:style-name="T33">: نمونه‌های مسابقات مهارتی جهانی:</text:span></text:p>
      <text:list xml:id="list245456590" text:style-name="WWNum1">
        <text:list-item>
          <text:p text:style-name="P7"><text:span text:style-name="T33">فنی و مهندسی</text:span></text:p>
        </text:list-item>
      </text:list>
      <text:p text:style-name="P10"><text:span text:style-name="T39">۱</text:span>.<text:tab/><text:span text:style-name="T25">روباتیک</text:span>:</text:p>
      <text:p text:style-name="P16">•<text:tab/>مسابقات FIRST Robotics Competition: این مسابقه سالانه در زمینه روباتیک برگزار می‌شود. تیم‌های دانشجویی از سراسر جهان باید یک روبات بسازند و در مسابقات مختلف با یکدیگر رقابت کنند.</text:p>
      <text:p text:style-name="P10"><text:soft-page-break/><text:span text:style-name="T40">۲</text:span>.<text:tab/><text:span text:style-name="T25">برنامه‌نویسی</text:span>:</text:p>
      <text:p text:style-name="P10">•<text:tab/>ACM International Collegiate Programming Contest (ICPC): این مسابقه یکی از بزرگترین مسابقات برنامه‌نویسی دانشجویی در دنیاست. تیم‌های سه نفره از دانشگاه‌های مختلف به رقابت در حل مسائل الگوریتمی می‌پردازند.</text:p>
      <text:p text:style-name="P10"><text:span text:style-name="T41">۳</text:span>.<text:tab/><text:span text:style-name="T25">هوافضا و مهندسی فضایی</text:span>:</text:p>
      <text:p text:style-name="P10">•<text:tab/>University Rover Challenge: این مسابقه به دانشجویان اجازه می‌دهد تا روبات‌هایی برای استفاده در شرایط سخت و مشابه محیط مریخ بسازند و در آزمون‌های متنوع شرکت کنند.</text:p>
      <text:p text:style-name="P10"><text:span text:style-name="T42">۴</text:span>.<text:tab/><text:span text:style-name="T25">مسائل علمی</text:span>:</text:p>
      <text:p text:style-name="P10">•<text:tab/>iGEM (International Genetically Engineered Machine) Competition: در این مسابقه، دانشجویان به توسعه و ارائه پروژه‌های مرتبط با بیولوژی مهندسی و برنامه‌ریزی ژنتیک می‌پردازند.</text:p>
      <text:p text:style-name="P10"><text:span text:style-name="T42">۵</text:span>.<text:tab/><text:span text:style-name="T25">مسابقات هنری و طراحی</text:span>:</text:p>
      <text:p text:style-name="P16">•<text:tab/>Adobe Design Achievement Awards: این مسابقه برای دانشجویان علاقه‌مند به طراحی گرافیک، فیلم، و صدا برگزار می‌شود و بهترین ایده‌ها و پروژه‌های هنری را ارتقا می‌دهد.</text:p>
      <text:p text:style-name="P10"><text:span text:style-name="T42">۶</text:span>.<text:tab/><text:span text:style-name="T25">مسابقات مهندسی عمران</text:span>:</text:p>
      <text:p text:style-name="P10">•<text:tab/>ASCE Concrete Canoe Competition: دانشجویان مهندسی عمران در این مسابقه باید قایق‌های خود را از بتن ساخته و در مسابقات شنا بشرکت کنند.</text:p>
      <text:p text:style-name="P10"><text:span text:style-name="T42">۷</text:span>.<text:tab/><text:span text:style-name="T25">برق و الکترونیک</text:span>:</text:p>
      <text:p text:style-name="P10">•<text:tab/>IEEE Micromouse Competition: در این مسابقه، دانشجویان باید ربات‌های کوچک خود را برنامه‌ریزی کنند تا در یک ماز با پیچیدگی‌های مختلف به سرعت به مقصد برسند.</text:p>
      <text:p text:style-name="P10"><text:span text:style-name="T42">۸</text:span>.<text:tab/><text:span text:style-name="T25">علوم کامپیوتر و امنیت</text:span>:</text:p>
      <text:p text:style-name="P10"><text:soft-page-break/>•<text:tab/>DEFCON Capture The Flag (CTF) Competition: این مسابقه امنیت سایبری به شکل CTF برگزار می‌شود و دانشجویان برای حل مسائل امنیتی و کسب امتیازهای بیشتر به رقابت می‌پردازند.</text:p>
      <text:p text:style-name="P10">11.<text:tab/><text:span text:style-name="T25">طراحی و بازی‌سازی</text:span>:</text:p>
      <text:p text:style-name="P10">•<text:tab/>Imagine Cup Game Development: Microsoft Imagine Cup یک مسابقه جهانی است که دانشجویان در زمینه توسعه بازی‌های کامپیوتری شرکت می‌کنند.</text:p>
      <text:p text:style-name="P10">12.<text:tab/><text:span text:style-name="T25">مسابقات هوافضا و مهندسی فضایی</text:span>:</text:p>
      <text:p text:style-name="P10">•<text:tab/>University Small Satellite Programs: دانشجویان در این مسابقه باید ستلایت‌های کوچک خود را طراحی و ساخته و در مأموریت‌های فضایی مختلف شرکت کنند.</text:p>
      <text:p text:style-name="P10"/>
      <text:list xml:id="list121029941811814" text:continue-numbering="true" text:style-name="WWNum1">
        <text:list-item>
          <text:p text:style-name="P7"><text:span text:style-name="T33">علوم پایه</text:span></text:p>
        </text:list-item>
      </text:list>
      <text:p text:style-name="P10"/>
      <text:p text:style-name="P10">1.<text:tab/><text:span text:style-name="T25">فیزیک</text:span>:</text:p>
      <text:p text:style-name="P10">•<text:tab/>International Physics Olympiad (IPhO): این مسابقه سالانه فیزیک را در سطح بین‌المللی مورد ارزیابی قرار می‌دهد و دانش‌آموزان دبیرستانی شرکت می‌کنند.</text:p>
      <text:p text:style-name="P10">2.<text:tab/><text:span text:style-name="T25">شیمی</text:span>:</text:p>
      <text:p text:style-name="P10">•<text:tab/>International Chemistry Olympiad (IChO): مسابقه جهانی شیمی که دانش‌آموزان با دانش شیمی خود در حد بالا از سراسر جهان می‌توانند در آن شرکت کنند.</text:p>
      <text:p text:style-name="P10">3.<text:tab/><text:span text:style-name="T25">ریاضی</text:span>:</text:p>
      <text:p text:style-name="P10"><text:soft-page-break/>•<text:tab/>International Mathematical Olympiad (IMO): یکی از قدیمی‌ترین و معتبرترین مسابقات ریاضی جهان که دانش‌آموزان با استعداد ریاضی از سرتاسر دنیا در آن مشارکت می‌کنند.</text:p>
      <text:p text:style-name="P10">4.<text:tab/><text:span text:style-name="T25">زیست‌شناسی</text:span>:</text:p>
      <text:p text:style-name="P10">•<text:tab/>International Biology Olympiad (IBO): این مسابقه به دانش‌آموزان علاقه‌مند به زیست‌شناسی اجازه می‌دهد تا نشان دهند چه‌قدر در زمینه زیست‌شناسی مهارت دارند.</text:p>
      <text:p text:style-name="P10">5.<text:tab/><text:span text:style-name="T25">علوم کامپیوتر</text:span>:</text:p>
      <text:p text:style-name="P10">•<text:tab/>ACM International Collegiate Programming Contest (ICPC): علاوه بر برنامه‌نویسی، این مسابقه شامل مسائلی در زمینه علوم کامپیوتر مانند الگوریتم‌ها و ساختمان داده‌ها نیز می‌شود.</text:p>
      <text:p text:style-name="P10">6.<text:tab/><text:span text:style-name="T25">ریاضیات گسسته</text:span>:</text:p>
      <text:p text:style-name="P10">•<text:tab/>Putnam Mathematical Competition: یک مسابقه سطح بالا در زمینه ریاضیات گسسته که دانشجویان دانشگاهی از سراسر جهان در آن مشارکت می‌کنند.</text:p>
      <text:p text:style-name="P10">7.<text:tab/><text:span text:style-name="T25">فیزیک نظری</text:span>:</text:p>
      <text:p text:style-name="P10">•<text:tab/>Theoretical Physics Olympiad (TPO): این مسابقه برای دانشجویان دانشگاهی در زمینه فیزیک نظری برگزار می‌شود و مسائل پیچیده فیزیکی را مورد بررسی قرار می‌دهد.</text:p>
      <text:p text:style-name="P10">8.<text:tab/><text:span text:style-name="T25">شیمی تجربی</text:span>:</text:p>
      <text:p text:style-name="P10">•<text:tab/>Chem-E-Car Competition: یک مسابقه جهانی در زمینه شیمی و مهندسی شیمی است که دانشجویان باید خودروهایی را طراحی کنند که با واکنش‌های شیمیایی حرکت می‌کنند.</text:p>
      <text:p text:style-name="P10"><text:s/>9.<text:tab/><text:span text:style-name="T25">فیزیک یونیورسیتی</text:span>:</text:p>
      <text:p text:style-name="P10"><text:soft-page-break/>•<text:tab/>University Physics Competition: این مسابقه سطح دانشگاهی است که دانشجویان به حل مسائل فیزیکی مربوط به تحقیقات و پروژه‌های فیزیکی مشغول می‌شوند.</text:p>
      <text:p text:style-name="P10">10.<text:tab/><text:span text:style-name="T25">ریاضیات کاربردی</text:span>:</text:p>
      <text:p text:style-name="P10">•<text:tab/>MathWorks Math Modeling (M3) Challenge: یک مسابقه که دانشجویان باید مشکلات واقعی جامعه را با استفاده از ریاضیات مدل‌سازی و حل کنند.</text:p>
      <text:p text:style-name="P10">11.<text:tab/><text:span text:style-name="T25">فیزیک مهندسی</text:span>:</text:p>
      <text:p text:style-name="P10">•<text:tab/>International Physicists' Tournament (IPT): در این مسابقه، دانشجویان با چالش‌های فیزیک مهندسی مواجه شده و به راه حل‌های خلاقانه می‌پردازند.</text:p>
      <text:p text:style-name="P10">12.<text:tab/><text:span text:style-name="T25">رباتیک</text:span>:</text:p>
      <text:p text:style-name="P10">•<text:tab/>RoboCup: یک مسابقه جهانی در زمینه رباتیک که هدف آن ترویج تحقیقات در زمینه هوش مصنوعی و رباتیک به وسیله رقابت‌های فوتبال رباتیکی است.</text:p>
      <text:p text:style-name="P10">13.<text:tab/><text:span text:style-name="T25">نانوتکنولوژی</text:span>:</text:p>
      <text:p text:style-name="P10">•<text:tab/>International Nanotechnology Olympiad (INO): مسابقه‌ای که به دانشجویان در زمینه نانوتکنولوژی اجازه می‌دهد تا دانش خود را در این حوزه به چالش بکشند.</text:p>
      <text:p text:style-name="P10">14.<text:tab/><text:span text:style-name="T25">بهینه‌سازی</text:span>:</text:p>
      <text:p text:style-name="P10">•<text:tab/>International Optimization Olympiad (Optilypm): در این مسابقه، دانشجویان به مسائل بهینه‌سازی و الگوریتم‌های بهینه‌سازی پیچیده پرداخته و راه‌حل‌های نوآورانه ارائه می‌دهند.</text:p>
      <text:p text:style-name="P10">15.<text:tab/><text:span text:style-name="T25">فیزیک پزشکی:</text:span></text:p>
      <text:p text:style-name="P10"><text:soft-page-break/>•<text:tab/>International Biomedical Physics Olympiad (IBO): این مسابقه به دانشجویان علاقه‌مند به فیزیک پزشکی اجازه می‌دهد تا دانش و مهارت‌های خود را در این زمینه به ارمغان بیاورند.</text:p>
      <text:p text:style-name="P10">16.<text:tab/><text:span text:style-name="T25">علوم داده و هوش مصنوعی</text:span>:</text:p>
      <text:p text:style-name="P10">•<text:tab/>Kaggle Competitions: Kaggle یک پلتفرم برگزاری مسابقات در زمینه علوم داده و هوش مصنوعی است که به دانشجویان امکان می‌دهد در چالش‌های متنوعی شرکت کنند.</text:p>
      <text:p text:style-name="P10"/>
      <text:list xml:id="list121029535337878" text:continue-numbering="true" text:style-name="WWNum1">
        <text:list-item>
          <text:p text:style-name="P7"><text:span text:style-name="T33">علوم انسانی</text:span></text:p>
        </text:list-item>
      </text:list>
      <text:p text:style-name="P10"/>
      <text:p text:style-name="P10">1.<text:tab/><text:span text:style-name="T25">مطالعات بین‌المللی</text:span>:</text:p>
      <text:p text:style-name="P10">•<text:tab/>Model United Nations (MUN): یک شبیه‌سازی از کنفرانس سازمان ملل متحد که دانشجویان نقش نمایندگان کشورها را بازی می‌کنند و به حل مسائل بین‌المللی می‌پردازند.</text:p>
      <text:p text:style-name="P10">2.<text:tab/><text:span text:style-name="T25">اقتصاد و مدیریت</text:span>:</text:p>
      <text:p text:style-name="P10">•<text:tab/>The Economist's MBA Investment Case Competition: مسابقه‌ای که دانشجویان مدیریت و اقتصاد باید به تجزیه و تحلیل یک موضوع سرمایه‌گذاری بپردازند و راه‌حل‌های خود را ارائه دهند.</text:p>
      <text:p text:style-name="P10">3.<text:tab/><text:span text:style-name="T25">فلسفه و اخلاق</text:span>:</text:p>
      <text:p text:style-name="P10">•<text:tab/>International Philosophy Olympiad (IPO): مسابقه‌ای که دانش‌آموزان در آن به مسائل فلسفی و اخلاقی مختلف پاسخ می‌دهند.</text:p>
      <text:p text:style-name="P10">4.<text:tab/><text:span text:style-name="T25">جغرافیا</text:span>:</text:p>
      <text:p text:style-name="P10">•<text:tab/>International Geography Olympiad (iGeo): مسابقه‌ای برای دانشجویان علاقه‌مند به جغرافیا که مسائل مربوط به زمین‌شناسی، اکوسیستم‌ها و مسائل محیطی را حل می‌کنند.</text:p>
      <text:p text:style-name="P10"><text:soft-page-break/>5.<text:tab/><text:span text:style-name="T25">زبان و ادبیات</text:span>:</text:p>
      <text:p text:style-name="P10">•<text:tab/>International Linguistics Olympiad (IOL): مسابقه‌ای که به دانشجویان علاقه‌مند به زبان‌شناسی و زبان‌های ندایی اجازه می‌دهد تا در مسائل مختلف مربوط به زبان‌شناسی به رقابت بپردازند.</text:p>
      <text:p text:style-name="P10">6.<text:tab/><text:span text:style-name="T25">علوم اجتماعی</text:span>:</text:p>
      <text:p text:style-name="P10">•<text:tab/>National Model United Nations (NMUN): یک شبیه‌سازی دیگر از کنفرانس سازمان ملل متحد که دانشجویان نقش نمایندگان کشورها را بازی می‌کنند و به حل مسائل اجتماعی و سیاسی می‌پردازند.</text:p>
      <text:p text:style-name="P10">7.<text:tab/><text:span text:style-name="T25">آثار هنری و نقاشی</text:span>:</text:p>
      <text:p text:style-name="P10">•<text:tab/>The International Biennial of Engraving "Premio Acqui": یک مسابقه بین‌المللی در زمینه هنرهای تصویری و نقاشی.</text:p>
      <text:p text:style-name="P10">8.<text:tab/><text:span text:style-name="T25">سینما و هنرهای تجسمی</text:span>:</text:p>
      <text:p text:style-name="P10">•<text:tab/>Student Academy Awards: یک مسابقه جهانی که به دانشجویان سینما و هنرهای تجسمی اجازه می‌دهد آثار خود را ارائه کنند.</text:p>
      <text:p text:style-name="P10">9.<text:tab/><text:span text:style-name="T25">مسابقات مدیریت و کسب و کار</text:span>:</text:p>
      <text:p text:style-name="P10">•<text:tab/>Hult Prize: این مسابقه سالانه برگزار می‌شود و به دانشجویان فرصت می‌دهد تا راهکارهای نوآورانه برای حل چالش‌های اجتماعی و کسب و کار ارائه دهند.</text:p>
      <text:p text:style-name="P10"/>
      <text:p text:style-name="P10"><text:span text:style-name="T33">3: مسابقات ملی مهارت</text:span></text:p>
      <text:p text:style-name="P11">با توجه به تاثير مسابقات جهاني مهارت (Wold Skills Competition) در ارتقاء سطح مهارتهاي فني كارگران و صنعتگران جوان كشورهاي عضو سازمان IVTO، در سال 1349 كميته ملي مسابقات مهارت فني تاسیس شد و نخستين دوره مسابقات مهارت فني را بين كارگران ماهر و متخصص جوان كشور در سال 1350 برگزار گردید و مسابقات مهارت فني به صورت سالانه تا سال 1357 بين علاقه مندان مسابقات برگزار گرديد. پس از انقلاب و عضويت مجدد ايران در سازمان بين المللي آموزش هاي حرفه اي در سال 1379، سازمان آموزش فني و حرفه اي(TVTO – Technical &amp; <text:soft-page-break/>Vocational Training Organization) به عنوان متولي امر آموزشهاي حرفه اي و به منظور ارتقاء سطح مهارتي جوانان، برگزاري مسابقات ملي مهارت (National Skills Competition) را به صورت سالانه آغاز نمود.</text:p>
      <text:p text:style-name="P11">مسابقات ملی مهارت هر ساله  بین جوانان زیر بیست و یک سال (در چند رشته زیر 23 سال) برگزار می شود و با توجه به اینکه مسابقات جهانی مهارت هر دو سال یک بار برگزار می شود برگزیدگان 2 سال در اردوی ویژه ای شرکت کرده و در نهایت در هر رشته یک نفر به مسابقات جهانی اعزام خواهد شد. اين مسابقات در سه مرحله شهرستاني، استاني و ملي برگزار می شود که برگزیدگان مرحله شهرستانی در مرحله استانی شرکت کرده و از هر استان در هر رشته یک نفر (در صورت كسب حد نصاب) به مسابقات ملي مهارت (مرحله کشوری) راه خواهد یافت. جوانان شرکت کننده نیاز به هیچ مدرک تحصیلی خاص یا تحصیلات دانشگاهی ندارند و این مسابقات بیشتر به مهارت (Skills) توجه دارد، هر چند سطح مسابقات به اندازی ای بالاست که در برخی رشته ها فارغ التحصیلان دانشگاهی نیز از انجام برخی پروژه<text:span text:style-name="T42">‌</text:span>ها بر نمی آیند.</text:p>
      <text:p text:style-name="P10"/>
      <text:p text:style-name="P10"><text:span text:style-name="T33">4: طبقه بندی مسابقات مهارتی</text:span></text:p>
      <text:p text:style-name="P10"/>
      <text:p text:style-name="P10"><text:span text:style-name="T20">1: طبقه بندی بر اساس زمینه تخصصی:</text:span></text:p>
      <text:p text:style-name="P10"><text:span text:style-name="T25">فنی و مهندسی</text:span>: این زمینه شامل مسابقات مهارتی مرتبط با رشته‌های مهندسی مختلف نظیر مهندسی برق، مکانیک، عمران، کامپیوتر، شیمی، و...</text:p>
      <text:p text:style-name="P10"><text:span text:style-name="T25">علوم پایه</text:span>: این زمینه شامل مسابقت مهارتی مرتبط با رشته های مختلف علوم پایه نظیر ریاضی، فیزیک، شیمی و ... </text:p>
      <text:p text:style-name="P10"><text:span text:style-name="T25">علوم پزشکی و بهداشت</text:span>: مسابقاتی که با حوزه پزشکی، داروسازی، پرستاری، تحقیقات پزشکی و سلامت مرتبط هستند.</text:p>
      <text:p text:style-name="P10"><text:span text:style-name="T25">هنر و فرهنگ</text:span>: مسابقات مرتبط با هنرهای تجسمی، موسیقی، نمایش، ادبیات، و فرهنگ و تمدن.</text:p>
      <text:p text:style-name="P10"><text:span text:style-name="T25">علوم انسانی</text:span>: شامل مسابقات در زمینه‌های علوم اقتصادی، علوم سیاسی، روان‌شناسی، اجتماعی، و آموزش و پرورش.</text:p>
      <text:p text:style-name="P10"/>
      <text:p text:style-name="P10"><text:span text:style-name="T20">2: طبقه بندی اجرایی مسابقات مهارتی:</text:span></text:p>
      <text:p text:style-name="P10"><text:soft-page-break/>مسابقات مهارتی در سه قالب زیر اجرا می شود:</text:p>
      <text:p text:style-name="P10"><text:span text:style-name="T25">طراحی مفهومی</text:span>: در این نوع از مسابقات مهارتی، شرکت کنندگان فرصتی برای ارائه مفهومی تفکر خلاقانه و نوآوری خود در راستای ارتقا و درک بیشتر موضوعات مرتبط با رشته تحصیلی خود پیدا می کند. </text:p>
      <text:p text:style-name="P10"><text:span text:style-name="T25">نمایش، مناظره و تمرین</text:span>: در این نوع از مسابقات مهارتی، شرکت کنندگان فرصتی برای ارائه ظاهری از آنچه که در دوران تحصیل در آن تخصص پیدا کرده اند، خواهند داشت و بر این اساس توانمندی تخصصی خود را تمرین کرده و به نمایش می گذارند.</text:p>
      <text:p text:style-name="P10"><text:span text:style-name="T25">ساخت و اجرا</text:span>: در این نوع از مسابقات مهارتی، شرکت کنندگان فرصتی برای ساخت ایده های نوین پیدا کرده و آنرا به مرحله اجرا نزدیک می سازند.</text:p>
      <text:p text:style-name="P10"/>
      <text:p text:style-name="P10"><text:span text:style-name="T27">5: انواع مسابقات مهارتی</text:span></text:p>
      <text:p text:style-name="P10">بر اساس طبقه بندی های مختلف که در بالا ذکر شد، لیست انواع مسابقات مهارتی که در سطح دانشگاه ها قابل پیاده سازی و اجرا است به شرح زیر ارائه می گردد:</text:p>
      <text:p text:style-name="P10"/>
      <text:p text:style-name="P12"><text:span text:style-name="T35">5-1: مسابقات طراحی مفهومی</text:span></text:p>
      <text:p text:style-name="P14"/>
      <text:p text:style-name="P12"><text:span text:style-name="T24">مسابقات طراحی مفهومی یک فرصت عالی برای دانشجویان است تا تفکر خلاقانه و نوآوری خود را به نمایش بگذارند. در زیر، چند مسابقه با موضوعات مختلف بر اساس رشته های دانشگاهی معرفی شده‌اند:</text:span></text:p>
      <text:p text:style-name="P12"><text:span text:style-name="T29">الف: فنی و مهندسی</text:span></text:p>
      <text:p text:style-name="P12"><text:span text:style-name="T21">1: مسابقه طراحی مفهومی معماری:</text:span></text:p>
      <text:p text:style-name="P12"><text:soft-page-break/><text:span text:style-name="T21">موضوع</text:span><text:span text:style-name="T24">: طراحی یک ساختمان سبز و پایدار برای شهرستانی در حال رشد.</text:span></text:p>
      <text:p text:style-name="P12"><text:span text:style-name="T21">اهداف</text:span><text:span text:style-name="T24">: بهینه‌سازی استفاده از انرژی، انعطاف‌پذیری، و ادغام با محیط زیست.</text:span></text:p>
      <text:p text:style-name="P12"><text:span text:style-name="T21">نمونه ها</text:span><text:span text:style-name="T24">:</text:span></text:p>
      <text:list xml:id="list2180310815" text:style-name="WWNum6">
        <text:list-item>
          <text:p text:style-name="P3"><text:span text:style-name="T24">مسابقه طراحی معماری بین‌المللی زاگرب (Zagreb):</text:span></text:p>
        </text:list-item>
      </text:list>
      <text:p text:style-name="P4"><text:span text:style-name="T24">موضوع: طراحی یک پروژه معماری بر اساس یک موضوع خاص.</text:span></text:p>
      <text:p text:style-name="P4"><text:span text:style-name="T24">اهداف: ارتقاء تفکر خلاق در زمینه معماری و ترویج ایده‌های نوآورانه.</text:span></text:p>
      <text:list xml:id="list121029842242774" text:continue-numbering="true" text:style-name="WWNum6">
        <text:list-item>
          <text:p text:style-name="P3"><text:span text:style-name="T24">مسابقه طراحی مفهومی معماری آرک (Arch):</text:span></text:p>
        </text:list-item>
      </text:list>
      <text:p text:style-name="P4"><text:span text:style-name="T24">موضوع: طراحی ساختمان‌های معاصر با تأکید بر ادغام هنر و فناوری.</text:span></text:p>
      <text:p text:style-name="P4"><text:span text:style-name="T24">اهداف: ارائه راهکارهای طراحی پیشرفته و نوآورانه در زمینه معماری.</text:span></text:p>
      <text:list xml:id="list121028880998271" text:continue-numbering="true" text:style-name="WWNum6">
        <text:list-item>
          <text:p text:style-name="P3"><text:span text:style-name="T24">مسابقه طراحی مفهومی سولت لیک (Salt Lake) معماری:</text:span></text:p>
        </text:list-item>
      </text:list>
      <text:p text:style-name="P4"><text:span text:style-name="T24">موضوع: طراحی ساختمان‌های پایدار و هوشمند در مناطق شهری.</text:span></text:p>
      <text:p text:style-name="P4"><text:span text:style-name="T24">اهداف: ترکیب مهندسی معماری با اصول پایداری و بهره‌وری انرژی.</text:span></text:p>
      <text:list xml:id="list121028788586844" text:continue-numbering="true" text:style-name="WWNum6">
        <text:list-item>
          <text:p text:style-name="P3"><text:span text:style-name="T24">مسابقه طراحی مفهومی معماری هلندی (Dutch Architecture):</text:span></text:p>
        </text:list-item>
      </text:list>
      <text:p text:style-name="P4"><text:span text:style-name="T24">موضوع: طراحی پروژه‌های معماری با تأکید بر کاربری فضا و ادغام با محیط زیست.</text:span></text:p>
      <text:p text:style-name="P4"><text:span text:style-name="T24">اهداف: ترویج طراحی معماری هلندی با تأکید بر ارتقاء کیفیت زندگی.</text:span></text:p>
      <text:list xml:id="list121029687336675" text:continue-numbering="true" text:style-name="WWNum6">
        <text:list-item>
          <text:p text:style-name="P3"><text:span text:style-name="T24">مسابقه طراحی مفهومی "اقامتگاه آینده" (Residence of Future):</text:span></text:p>
        </text:list-item>
      </text:list>
      <text:p text:style-name="P4"><text:span text:style-name="T24">موضوع: طراحی یک ساختمان مسکونی نوآور با استفاده از تکنولوژی‌های پیشرفته.</text:span></text:p>
      <text:p text:style-name="P4"><text:span text:style-name="T24">اهداف: ایجاد مدل‌های مسکونی هوشمند و پایدار برای آینده.</text:span></text:p>
      <text:p text:style-name="P14"/>
      <text:p text:style-name="P12"><text:span text:style-name="T21">2: مسابقه طراحی مفهومی مهندسی نرم‌افزار:</text:span></text:p>
      <text:p text:style-name="P12"><text:soft-page-break/><text:span text:style-name="T21">موضوع</text:span><text:span text:style-name="T24">: طراحی یک برنامه جهت حل یک مسئله اجتماعی مانند افزایش امنیت دیجیتال یا بهبود زیرساخت‌های سلامت الکترونیک.</text:span></text:p>
      <text:p text:style-name="P12"><text:span text:style-name="T21">اهداف</text:span><text:span text:style-name="T24">: ارائه راهکارهای نوآورانه در حوزه نرم‌افزار با تأکید بر امانت‌داری و کیفیت.</text:span></text:p>
      <text:p text:style-name="P12"><text:span text:style-name="T21">نمونه ها: </text:span></text:p>
      <text:list xml:id="list121029075464178" text:continue-numbering="true" text:style-name="WWNum6">
        <text:list-item>
          <text:p text:style-name="P3"><text:span text:style-name="T24">مسابقه طراحی الگوریتم:</text:span></text:p>
        </text:list-item>
      </text:list>
      <text:p text:style-name="P4"><text:span text:style-name="T24">موضوع: حل یک مسئله الگوریتمی پیچیده.</text:span></text:p>
      <text:p text:style-name="P4"><text:span text:style-name="T24">اهداف: توسعه مهارت‌های الگوریتمی، بهینه‌سازی کد، و حل چالش‌های پیچیده.</text:span></text:p>
      <text:list xml:id="list121028198993074" text:continue-numbering="true" text:style-name="WWNum6">
        <text:list-item>
          <text:p text:style-name="P3"><text:span text:style-name="T24">مسابقه هوش مصنوعی و یادگیری ماشین:</text:span></text:p>
        </text:list-item>
      </text:list>
      <text:p text:style-name="P4"><text:span text:style-name="T24">موضوع: توسعه مدل‌های هوش مصنوعی برای حل یک مسئله خاص.</text:span></text:p>
      <text:p text:style-name="P4"><text:span text:style-name="T24">اهداف: ترویج دانش در زمینه هوش مصنوعی، یادگیری عمیق و کاربردهای آن.</text:span></text:p>
      <text:list xml:id="list121028672334445" text:continue-numbering="true" text:style-name="WWNum6">
        <text:list-item>
          <text:p text:style-name="P3"><text:span text:style-name="T24">مسابقه امنیت سایبری (Capture The Flag - CTF):</text:span></text:p>
        </text:list-item>
      </text:list>
      <text:p text:style-name="P4"><text:span text:style-name="T24">موضوع: حل چالش‌های امنیتی در دامنه سایبری.</text:span></text:p>
      <text:p text:style-name="P4"><text:span text:style-name="T24">اهداف: ارتقاء مهارت‌های امنیت سایبری، تحلیل حملات، و توسعه راهکارهای امنیتی.</text:span></text:p>
      <text:list xml:id="list121028858246072" text:continue-numbering="true" text:style-name="WWNum6">
        <text:list-item>
          <text:p text:style-name="P3"><text:span text:style-name="T24">مسابقه طراحی نرم‌افزار (Software Design):</text:span></text:p>
        </text:list-item>
      </text:list>
      <text:p text:style-name="P4"><text:span text:style-name="T24">موضوع: طراحی و پیاده‌سازی یک نرم‌افزار بر اساس نیازمندی‌های خاص.</text:span></text:p>
      <text:p text:style-name="P4"><text:span text:style-name="T24">اهداف: توسعه مهارت‌های طراحی نرم‌افزار، مدیریت پروژه، و تعامل با مشتری.</text:span></text:p>
      <text:list xml:id="list121028809112715" text:continue-numbering="true" text:style-name="WWNum6">
        <text:list-item>
          <text:p text:style-name="P3"><text:span text:style-name="T24">مسابقه اپلیکیشن موبایل:</text:span></text:p>
        </text:list-item>
      </text:list>
      <text:p text:style-name="P4"><text:span text:style-name="T24">موضوع: طراحی و پیاده‌سازی یک اپلیکیشن موبایل مبتنی بر یک موضوع خاص.</text:span></text:p>
      <text:p text:style-name="P4"><text:span text:style-name="T24">اهداف: توسعه مهارت‌های توسعه اپلیکیشن، تجربه کاربری (UX) و بهبود عملکرد اپلیکیشن.</text:span></text:p>
      <text:list xml:id="list121028294719956" text:continue-numbering="true" text:style-name="WWNum6">
        <text:list-item>
          <text:p text:style-name="P3"><text:span text:style-name="T24">مسابقه برنامه‌نویسی چندرسانه‌ای (Multimedia Programming):</text:span></text:p>
        </text:list-item>
      </text:list>
      <text:p text:style-name="P4"><text:span text:style-name="T24">موضوع: توسعه برنامه‌ها یا سیستم‌هایی با تمرکز بر چندرسانه‌ای، مثل ویدئو یا صدا.</text:span></text:p>
      <text:p text:style-name="P4"><text:soft-page-break/><text:span text:style-name="T24">اهداف: ایجاد تجربیات چندرسانه‌ای خلاقانه و نوآورانه.</text:span></text:p>
      <text:list xml:id="list121029718860506" text:continue-numbering="true" text:style-name="WWNum6">
        <text:list-item>
          <text:p text:style-name="P3"><text:span text:style-name="T24">مسابقه اینترنت اشیاء (IoT):</text:span></text:p>
        </text:list-item>
      </text:list>
      <text:p text:style-name="P4"><text:span text:style-name="T24">موضوع: طراحی و پیاده‌سازی پروژه‌های مبتنی بر اینترنت اشیاء.</text:span></text:p>
      <text:p text:style-name="P4"><text:span text:style-name="T24">اهداف: توسعه مهارت‌های برنامه‌نویسی، ارتباطات اشیاء با هم، و حل چالش‌های مرتبط با IoT.</text:span></text:p>
      <text:list xml:id="list121028408726076" text:continue-numbering="true" text:style-name="WWNum6">
        <text:list-item>
          <text:p text:style-name="P3"><text:span text:style-name="T24">مسابقه برنامه‌نویسی وب:</text:span></text:p>
        </text:list-item>
      </text:list>
      <text:p text:style-name="P4"><text:span text:style-name="T24">موضوع: طراحی و پیاده‌سازی یک وب‌سایت یا اپلیکیشن تحت وب.</text:span></text:p>
      <text:p text:style-name="P4"><text:span text:style-name="T24">اهداف: ارتقاء مهارت‌های توسعه وب، طراحی رابط کاربری، و بهینه‌سازی عملکرد وب‌سایت.</text:span></text:p>
      <text:list xml:id="list121028116469801" text:continue-numbering="true" text:style-name="WWNum6">
        <text:list-item>
          <text:p text:style-name="P3"><text:span text:style-name="T24">مسابقه طراحی مفهومی فناوری اطلاعات و ارتباطات (ICT):</text:span></text:p>
        </text:list-item>
      </text:list>
      <text:p text:style-name="P4"><text:span text:style-name="T24">موضوع: طراحی یک سیستم یا ابزار نوآورانه در حوزه ICT برای افزایش امنیت داده‌ها، بهینه‌سازی شبکه‌های ارتباطی، یا توسعه افزونه‌های هوش مصنوعی.</text:span></text:p>
      <text:p text:style-name="P4"><text:span text:style-name="T24">اهداف: ترکیب فناوری اطلاعات با حفظ حریم خصوصی، افزایش کارایی شبکه‌ها، و ارائه راهکارهای نوآورانه در حوزه ICT.</text:span></text:p>
      <text:p text:style-name="P8"/>
      <text:p text:style-name="P12"><text:span text:style-name="T21">3: مسابقه طراحی مفهومی مهندسی مکانیک:</text:span></text:p>
      <text:p text:style-name="P12"><text:span text:style-name="T21">موضوع</text:span><text:span text:style-name="T24">: طراحی یک دستگاه یا سیستم مکانیکی برای ارتقاء کارایی یک صنعت خاص (مثلاً انرژی، تولید، یا حمل و نقل).</text:span></text:p>
      <text:p text:style-name="P12"><text:span text:style-name="T21">اهداف</text:span><text:span text:style-name="T24">: بهبود کارایی، صرفه‌جویی در انرژی، و استفاده از مواد دوست‌دار محیطی.</text:span></text:p>
      <text:p text:style-name="P12"><text:span text:style-name="T21">نمونه ها:</text:span></text:p>
      <text:list xml:id="list121028696331618" text:continue-numbering="true" text:style-name="WWNum6">
        <text:list-item>
          <text:p text:style-name="P3"><text:span text:style-name="T24">مسابقه طراحی و ساخت خودرو (Formula SAE):</text:span></text:p>
        </text:list-item>
      </text:list>
      <text:p text:style-name="P4"><text:span text:style-name="T24">موضوع: طراحی و ساخت یک خودروی مسابقه‌ای با تأکید بر عناصر مهندسی مختلف.</text:span></text:p>
      <text:p text:style-name="P4"><text:span text:style-name="T24">اهداف: بهبود مهارت‌های طراحی، ساخت و آزمایش خودرو، بهینه‌سازی عملکرد و کاهش وزن.</text:span></text:p>
      <text:list xml:id="list121029305594192" text:continue-numbering="true" text:style-name="WWNum6">
        <text:list-item>
          <text:p text:style-name="P3"><text:span text:style-name="T24">مسابقه طراحی و ساخت ربات‌ها (RoboGames):</text:span></text:p>
        </text:list-item>
      </text:list>
      <text:p text:style-name="P4"><text:soft-page-break/><text:span text:style-name="T24">موضوع: ساخت ربات‌ها برای شرکت در مسابقات مختلف، از جمله عملیاتی، نجات، رزمی، هنری و مسابقات</text:span></text:p>
      <text:p text:style-name="P4"><text:span text:style-name="T24">اهداف: توسعه مهارت‌های مهندسی مکانیک، کنترل حرکتی، و اتوماسیون.</text:span></text:p>
      <text:list xml:id="list121028564170419" text:continue-numbering="true" text:style-name="WWNum6">
        <text:list-item>
          <text:p text:style-name="P3"><text:span text:style-name="T24">مسابقه طراحی مفهومی ماشین‌آلات کشاورزی (ASABE AIM):</text:span></text:p>
        </text:list-item>
      </text:list>
      <text:p text:style-name="P4"><text:span text:style-name="T24">موضوع: طراحی ماشین‌آلات کشاورزی با تأکید بر بهره‌وری و کارایی.</text:span></text:p>
      <text:p text:style-name="P4"><text:span text:style-name="T24">اهداف: ارتقاء توانمندی در طراحی ماشین‌آلات کشاورزی، بهبود فرآیندهای کشاورزی.</text:span></text:p>
      <text:list xml:id="list121029559163070" text:continue-numbering="true" text:style-name="WWNum6">
        <text:list-item>
          <text:p text:style-name="P3"><text:span text:style-name="T24">مسابقه طراحی مفهومی سازه‌ها (Structural Design Competition):</text:span></text:p>
        </text:list-item>
      </text:list>
      <text:p text:style-name="P4"><text:span text:style-name="T24">موضوع: طراحی یک سازه مهندسی با تأکید بر مقاومت سازه و بهینه‌سازی وزن.</text:span></text:p>
      <text:p text:style-name="P4"><text:span text:style-name="T24">اهداف: توسعه مهارت‌های طراحی سازه، تحلیل اجزاء محدود، و بهینه‌سازی سازه.</text:span></text:p>
      <text:list xml:id="list121028607524532" text:continue-numbering="true" text:style-name="WWNum6">
        <text:list-item>
          <text:p text:style-name="P3"><text:span text:style-name="T24">مسابقه مهندسی گیربکس (Gearbox Challenge):</text:span></text:p>
        </text:list-item>
      </text:list>
      <text:p text:style-name="P4"><text:span text:style-name="T24">موضوع: طراحی و ساخت یک گیربکس با کاربرد خاص.</text:span></text:p>
      <text:p text:style-name="P4"><text:span text:style-name="T24">اهداف: ارتقاء دانش در زمینه گیربکس‌ها، بهینه‌سازی عملکرد، و ارتقاء توانمندی در انتخاب مواد.</text:span></text:p>
      <text:list xml:id="list121028381649635" text:continue-numbering="true" text:style-name="WWNum6">
        <text:list-item>
          <text:p text:style-name="P3"><text:span text:style-name="T24">مسابقه ایمنی خودرو و تصادفات (SAE Safety and Accident Reconstruction):</text:span></text:p>
        </text:list-item>
      </text:list>
      <text:p text:style-name="P4"><text:span text:style-name="T24">موضوع: بررسی و تحلیل تصادفات خودروها با استفاده از دانش مهندسی مکانیک.</text:span></text:p>
      <text:p text:style-name="P4"><text:span text:style-name="T24">اهداف: ترویج ایمنی خودروها، تحلیل تصادفات، و ارائه راهکارهای بهبود ایمنی.</text:span></text:p>
      <text:list xml:id="list121028250106455" text:continue-numbering="true" text:style-name="WWNum6">
        <text:list-item>
          <text:p text:style-name="P3"><text:span text:style-name="T24">مسابقه طراحی مفهومی ماشین‌آلات سنگین (Heavy Equipment Challenge):</text:span></text:p>
        </text:list-item>
      </text:list>
      <text:p text:style-name="P4"><text:span text:style-name="T24">موضوع: طراحی و ساخت ماشین‌آلات سنگین برای کاربردهای مختلف.</text:span></text:p>
      <text:p text:style-name="P4"><text:span text:style-name="T24">اهداف: بهبود مهارت‌های طراحی ماشین‌آلات سنگین، بهینه‌سازی عملکرد و دستیابی به بهره‌وری بالاتر.</text:span></text:p>
      <text:p text:style-name="P14"/>
      <text:p text:style-name="P12"><text:span text:style-name="T21">4: مسابقه طراحی مفهومی برق و الکترونیک:</text:span></text:p>
      <text:p text:style-name="P12"><text:span text:style-name="T21">موضوع</text:span><text:span text:style-name="T24">: طراحی یک دستگاه یا سیستم الکترونیکی نوآورانه با کاربردهایی مانند انرژی تجدیدپذیر یا اتوماسیون.</text:span></text:p>
      <text:p text:style-name="P12"><text:soft-page-break/><text:span text:style-name="T21">اهداف</text:span><text:span text:style-name="T24">: بهینه‌سازی مصرف انرژی، افزایش کارایی، و کاهش اثرات منفی بر محیط زیست.</text:span></text:p>
      <text:p text:style-name="P12"><text:span text:style-name="T21">نمونه ها:</text:span></text:p>
      <text:list xml:id="list121030011004109" text:continue-numbering="true" text:style-name="WWNum6">
        <text:list-item>
          <text:p text:style-name="P3"><text:span text:style-name="T24">مسابقه طراحی مفهومی مدارهای مجتمع (IC Design):</text:span></text:p>
        </text:list-item>
      </text:list>
      <text:p text:style-name="P4"><text:span text:style-name="T24">موضوع: طراحی و شبیه‌سازی مدارهای مجتمع (IC) با استفاده از نرم‌افزارهای مدارهای مجتمع.</text:span></text:p>
      <text:p text:style-name="P4"><text:span text:style-name="T24">اهداف: بهبود مهارت‌های طراحی مدار، بهینه‌سازی مصرف انرژی، و ارتقاء کارایی مدار.</text:span></text:p>
      <text:list xml:id="list121028169361649" text:continue-numbering="true" text:style-name="WWNum6">
        <text:list-item>
          <text:p text:style-name="P3"><text:span text:style-name="T24">مسابقه طراحی مفهومی سیستم‌های دیجیتال (Digital System Design):</text:span></text:p>
        </text:list-item>
      </text:list>
      <text:p text:style-name="P4"><text:span text:style-name="T24">موضوع: طراحی سیستم‌های دیجیتال با استفاده از FPGA یا ASIC.</text:span></text:p>
      <text:p text:style-name="P4"><text:span text:style-name="T24">اهداف: توسعه مهارت‌های طراحی سیستم‌های دیجیتال، بهینه‌سازی عملکرد، و ارتقاء امکانات سیستم.</text:span></text:p>
      <text:list xml:id="list121028889864019" text:continue-numbering="true" text:style-name="WWNum6">
        <text:list-item>
          <text:p text:style-name="P3"><text:span text:style-name="T24">مسابقه طراحی مفهومی رادیوفرکانس (RF Design):</text:span></text:p>
        </text:list-item>
      </text:list>
      <text:p text:style-name="P4"><text:span text:style-name="T24">موضوع: طراحی مدارها و سیستم‌های رادیوفرکانس برای انتقال اطلاعات بی‌سیم.</text:span></text:p>
      <text:p text:style-name="P4"><text:span text:style-name="T24">اهداف: ترویج دانش در زمینه RF، بهبود عملکرد انتقال داده بی‌سیم، و بهینه‌سازی مصرف انرژی.</text:span></text:p>
      <text:list xml:id="list121029467790757" text:continue-numbering="true" text:style-name="WWNum6">
        <text:list-item>
          <text:p text:style-name="P3"><text:span text:style-name="T24">مسابقه طراحی مفهومی سیستم‌های هوش مصنوعی (AI System Design):</text:span></text:p>
        </text:list-item>
      </text:list>
      <text:p text:style-name="P4"><text:span text:style-name="T24">موضوع: طراحی سیستم‌های هوش مصنوعی با استفاده از سخت‌افزارها و نرم‌افزارهای مختلف.</text:span></text:p>
      <text:p text:style-name="P4"><text:span text:style-name="T24">اهداف: توسعه مهارت‌های ایجاد سیستم‌های هوش مصنوعی، بهینه‌سازی کارایی، و ارتقاء تجربه کاربری.</text:span></text:p>
      <text:list xml:id="list121028086768276" text:continue-numbering="true" text:style-name="WWNum6">
        <text:list-item>
          <text:p text:style-name="P3"><text:span text:style-name="T24">مسابقه طراحی مفهومی مدارهای آنالوگ (Analog Circuit Design):</text:span></text:p>
        </text:list-item>
      </text:list>
      <text:p text:style-name="P4"><text:span text:style-name="T24">موضوع: طراحی مدارهای آنالوگ با استفاده از تکنیک‌های مختلف.</text:span></text:p>
      <text:p text:style-name="P4"><text:span text:style-name="T24">اهداف: بهبود مهارت‌های طراحی مدارهای آنالوگ، ارتقاء دقت و کیفیت سیگنال.</text:span></text:p>
      <text:list xml:id="list121029696160968" text:continue-numbering="true" text:style-name="WWNum6">
        <text:list-item>
          <text:p text:style-name="P3"><text:span text:style-name="T24">مسابقه طراحی سیستم‌های توزیعی توان (Power Systems Design):</text:span></text:p>
        </text:list-item>
      </text:list>
      <text:p text:style-name="P4"><text:span text:style-name="T24">موضوع: طراحی سیستم‌های توزیعی توان برق با استفاده از فناوری‌های پیشرفته.</text:span></text:p>
      <text:p text:style-name="P4"><text:span text:style-name="T24">اهداف: بهبود مهارت‌های طراحی سیستم‌های توزیعی توان، بهینه‌سازی مصرف انرژی، و ارتقاء پایداری سیستم.</text:span></text:p>
      <text:list xml:id="list121028952834948" text:continue-numbering="true" text:style-name="WWNum6">
        <text:list-item>
          <text:p text:style-name="P3"><text:span text:style-name="T24">مسابقه طراحی مفهومی تجهیزات اندازه‌گیری (Measurement Equipment Design):</text:span></text:p>
        </text:list-item>
      </text:list>
      <text:p text:style-name="P4"><text:soft-page-break/><text:span text:style-name="T24">موضوع: طراحی ابزارها و تجهیزات اندازه‌گیری برای اندازه‌گیری پارامترهای مختلف.</text:span></text:p>
      <text:p text:style-name="P12"><text:span text:style-name="T24">اهداف: توسعه مهارت‌های طراحی تجهیزات اندازه‌گیری، بهبود دقت اندازه‌گیری، و ارتقاء اعتبار و قابلیت اطمینان تجهیزات.</text:span></text:p>
      <text:p text:style-name="P14"/>
      <text:p text:style-name="P12"><text:span text:style-name="T21">5: مسابقه طراحی مفهومی مهندسی صنایع:</text:span></text:p>
      <text:p text:style-name="P12"><text:span text:style-name="T24">مسابقه طراحی سیستم‌های بهینه‌سازی (Optimization Systems Design):</text:span></text:p>
      <text:p text:style-name="P12"><text:span text:style-name="T21">موضوع</text:span><text:span text:style-name="T24">: طراحی سیستم‌های بهینه‌سازی برای حل مسائل پیچیده صنعتی.</text:span></text:p>
      <text:p text:style-name="P12"><text:span text:style-name="T21">اهداف</text:span><text:span text:style-name="T24">: توسعه مهارت‌های طراحی سیستم‌های بهینه‌سازی، بهبود عملکرد، و افزایش بهره‌وری.</text:span></text:p>
      <text:p text:style-name="P12"><text:span text:style-name="T21">نمونه ها:</text:span></text:p>
      <text:list xml:id="list121029689799612" text:continue-numbering="true" text:style-name="WWNum6">
        <text:list-item>
          <text:p text:style-name="P3"><text:span text:style-name="T24">مسابقه طراحی زنجیره تأمین (Supply Chain Design):</text:span></text:p>
        </text:list-item>
      </text:list>
      <text:p text:style-name="P4"><text:span text:style-name="T24">موضوع: طراحی و بهینه‌سازی زنجیره تأمین از ابتدا تا انتها با تأکید بر بهره‌وری و کاهش هزینه.</text:span></text:p>
      <text:p text:style-name="P4"><text:span text:style-name="T24">اهداف: توسعه مهارت‌های طراحی زنجیره تأمین، بهینه‌سازی فرآیندها، و افزایش کارایی.</text:span></text:p>
      <text:list xml:id="list121028512644578" text:continue-numbering="true" text:style-name="WWNum6">
        <text:list-item>
          <text:p text:style-name="P3"><text:span text:style-name="T24">مسابقه طراحی مفهومی سیستم‌های مدیریت کیفیت (Quality Management Systems Design):</text:span></text:p>
        </text:list-item>
      </text:list>
      <text:p text:style-name="P4"><text:span text:style-name="T24">موضوع: طراحی سیستم‌های مدیریت کیفیت برای بهبود فرآیندها و محصولات.</text:span></text:p>
      <text:p text:style-name="P4"><text:span text:style-name="T24">اهداف: ترویج دانش در زمینه مدیریت کیفیت، افزایش تضمین کیفیت، و بهبود عملکرد.</text:span></text:p>
      <text:list xml:id="list121029014361263" text:continue-numbering="true" text:style-name="WWNum6">
        <text:list-item>
          <text:p text:style-name="P3"><text:span text:style-name="T24">مسابقه طراحی مفهومی سیستم‌های تولید انبوه (Lean Manufacturing Systems Design):</text:span></text:p>
        </text:list-item>
      </text:list>
      <text:p text:style-name="P4"><text:span text:style-name="T24">موضوع: طراحی سیستم‌های تولید انبوه با استفاده از اصول لین.</text:span></text:p>
      <text:p text:style-name="P4"><text:span text:style-name="T24">اهداف: توسعه مهارت‌های طراحی سیستم‌های تولید انبوه، کاهش هدرهای تولید، و افزایش بهره‌وری.</text:span></text:p>
      <text:list xml:id="list121029367078249" text:continue-numbering="true" text:style-name="WWNum6">
        <text:list-item>
          <text:p text:style-name="P3"><text:span text:style-name="T24">مسابقه طراحی مفهومی سیستم‌های مدیریت زنجیره تأمین پایدار (Sustainable Supply Chain Management Systems Design):</text:span></text:p>
        </text:list-item>
      </text:list>
      <text:p text:style-name="P4"><text:span text:style-name="T24">موضوع: طراحی سیستم‌های مدیریت زنجیره تأمین با تأکید بر پایداری و مسئولیت اجتماعی.</text:span></text:p>
      <text:p text:style-name="P4"><text:soft-page-break/><text:span text:style-name="T24">اهداف: ترویج مفاهیم زنجیره تأمین پایدار، بهبود عملکرد اجتماعی و محیطی.</text:span></text:p>
      <text:list xml:id="list121028658800726" text:continue-numbering="true" text:style-name="WWNum6">
        <text:list-item>
          <text:p text:style-name="P3"><text:span text:style-name="T24">مسابقه طراحی مفهومی سیستم‌های خدمات (Service Systems Design):</text:span></text:p>
        </text:list-item>
      </text:list>
      <text:p text:style-name="P4"><text:span text:style-name="T24">موضوع: طراحی سیستم‌های خدمات با تمرکز بر تجربه مشتری و بهبود فرآیندها.</text:span></text:p>
      <text:p text:style-name="P4"><text:span text:style-name="T24">اهداف: توسعه مهارت‌های طراحی سیستم‌های خدمات، ارتقاء تجربه مشتری، و بهبود عملکرد.</text:span></text:p>
      <text:list xml:id="list121028660621752" text:continue-numbering="true" text:style-name="WWNum6">
        <text:list-item>
          <text:p text:style-name="P3"><text:span text:style-name="T24">مسابقه طراحی مفهومی سیستم‌های انبارهای هوشمند (Smart Warehousing Systems Design):</text:span></text:p>
        </text:list-item>
      </text:list>
      <text:p text:style-name="P4"><text:span text:style-name="T24">موضوع: طراحی سیستم‌های انبارهای هوشمند با استفاده از فناوری‌های نوین.</text:span></text:p>
      <text:p text:style-name="P4"><text:span text:style-name="T24">اهداف: توسعه مهارت‌های طراحی انبارهای هوشمند، بهبود دقت و سرعت عملیات انبارداری.</text:span></text:p>
      <text:list xml:id="list121029070283731" text:continue-numbering="true" text:style-name="WWNum6">
        <text:list-item>
          <text:p text:style-name="P3"><text:span text:style-name="T24">مسابقه طراحی مفهومی سیستم‌های بهینه‌سازی زمان و تولید (Time and Motion Optimization Systems Design):</text:span></text:p>
        </text:list-item>
      </text:list>
      <text:p text:style-name="P4"><text:span text:style-name="T24">موضوع: طراحی سیستم‌های بهینه‌سازی زمان و تولید در محیط‌های تولید.</text:span></text:p>
      <text:p text:style-name="P4"><text:span text:style-name="T24">اهداف: بهبود بهره‌وری زمانی، افزایش کارایی تولید، و کاهش زمان تولید.</text:span></text:p>
      <text:p text:style-name="P14"/>
      <text:p text:style-name="P12"><text:span text:style-name="T22">۶</text:span><text:span text:style-name="T21">: مسابقه طراحی مفهومی مهندسی عمران:</text:span></text:p>
      <text:p text:style-name="P12"><text:span text:style-name="T24">مسابقه طراحی مفهومی سازه‌های بتنی با کاربرد‌های خاص:</text:span></text:p>
      <text:p text:style-name="P12"><text:span text:style-name="T21">موضوع</text:span><text:span text:style-name="T24">: طراحی سازه‌های بتنی با کاربردهای خاص مانند سازه‌های زیردریایی یا سازه‌های خاکی.</text:span></text:p>
      <text:p text:style-name="P12"><text:span text:style-name="T21">اهداف</text:span><text:span text:style-name="T24">: توسعه تکنولوژی‌های بتنی نوآورانه، افزایش مقاومت و دوام.</text:span></text:p>
      <text:p text:style-name="P12"><text:span text:style-name="T21">نمونه ها:</text:span></text:p>
      <text:list xml:id="list121029163432935" text:continue-numbering="true" text:style-name="WWNum6">
        <text:list-item>
          <text:p text:style-name="P3"><text:span text:style-name="T24">مسابقه طراحی سازه‌های مقاوم به زلزله:</text:span></text:p>
        </text:list-item>
      </text:list>
      <text:p text:style-name="P4"><text:span text:style-name="T24">موضوع: طراحی یک سازه مقاوم به زلزله با استفاده از مواد نوین و فناوری‌های پیشرفته.</text:span></text:p>
      <text:p text:style-name="P4"><text:span text:style-name="T24">اهداف: افزایش ایمنی سازه‌ها در مقابل زلزله، بهبود کارایی سازه و کاهش خسارت.</text:span></text:p>
      <text:list xml:id="list121029749706140" text:continue-numbering="true" text:style-name="WWNum6">
        <text:list-item>
          <text:p text:style-name="P3"><text:span text:style-name="T24">مسابقه طراحی شهرهای هوشمند و پایدار:</text:span></text:p>
        </text:list-item>
      </text:list>
      <text:p text:style-name="P4"><text:soft-page-break/><text:span text:style-name="T24">موضوع: طراحی یک شهر هوشمند با استفاده از فناوری‌های نوین برای مدیریت منابع و بهبود کیفیت زندگی.</text:span></text:p>
      <text:p text:style-name="P4"><text:span text:style-name="T24">اهداف: ارتقاء پایداری شهری، بهبود ارتباطات شهری، و استفاده بهینه از منابع.</text:span></text:p>
      <text:list xml:id="list121029123392621" text:continue-numbering="true" text:style-name="WWNum6">
        <text:list-item>
          <text:p text:style-name="P3"><text:span text:style-name="T24">مسابقه طراحی پل‌های نوآورانه:</text:span></text:p>
        </text:list-item>
      </text:list>
      <text:p text:style-name="P4"><text:span text:style-name="T24">موضوع: طراحی یک پل با استفاده از مواد و تکنولوژی‌های پیشرفته جهت افزایش عمر مفید و کاهش نیاز به نگهداری.</text:span></text:p>
      <text:p text:style-name="P4"><text:span text:style-name="T24">اهداف: بهینه‌سازی ساختارهای پل، افزایش مقاومت، و ایجاد طراحی‌های نوآورانه.</text:span></text:p>
      <text:list xml:id="list121029257581677" text:continue-numbering="true" text:style-name="WWNum6">
        <text:list-item>
          <text:p text:style-name="P3"><text:span text:style-name="T24">مسابقه طراحی سیستم‌های بهسازی و توسعه شهری:</text:span></text:p>
        </text:list-item>
      </text:list>
      <text:p text:style-name="P4"><text:span text:style-name="T24">موضوع: طراحی راهکارهای بهسازی و توسعه شهری با تأکید بر محیط زیست و استفاده از فناوری.</text:span></text:p>
      <text:p text:style-name="P4"><text:span text:style-name="T24">اهداف: بهبود شرایط زندگی شهری، حفاظت از محیط زیست، و توسعه پایدار.</text:span></text:p>
      <text:list xml:id="list121030012632003" text:continue-numbering="true" text:style-name="WWNum6">
        <text:list-item>
          <text:p text:style-name="P3"><text:span text:style-name="T24">مسابقه طراحی سیستم‌های مدیریت آب:</text:span></text:p>
        </text:list-item>
      </text:list>
      <text:p text:style-name="P4"><text:span text:style-name="T24">موضوع: طراحی سیستم‌های نوآورانه برای مدیریت مستمر و کارآمد منابع آب در شهرها.</text:span></text:p>
      <text:p text:style-name="P4"><text:span text:style-name="T24">اهداف: کاهش تلفات آب، بهینه‌سازی مصرف، و افزایش اثربخشی در مدیریت آب.</text:span></text:p>
      <text:list xml:id="list121028714923766" text:continue-numbering="true" text:style-name="WWNum6">
        <text:list-item>
          <text:p text:style-name="P3"><text:span text:style-name="T24">مسابقه طراحی سیستم‌های انتقال حمل و نقل عمومی:</text:span></text:p>
        </text:list-item>
      </text:list>
      <text:p text:style-name="P4"><text:span text:style-name="T24">موضوع: طراحی سیستم‌های حمل و نقل عمومی نوآورانه با هدف کاهش ترافیک و آلودگی هوا.</text:span></text:p>
      <text:p text:style-name="P4"><text:span text:style-name="T24">اهداف: افزایش بهره‌وری حمل و نقل عمومی، بهبود دسترسی شهروندان، و کاهش اثرات منفی محیطی.</text:span></text:p>
      <text:p text:style-name="P12"><text:span text:style-name="T30">۷</text:span><text:span text:style-name="T29">: عمومی: فنی و مهندسی</text:span></text:p>
      <text:list xml:id="list121028585375387" text:continue-numbering="true" text:style-name="WWNum6">
        <text:list-item>
          <text:p text:style-name="P3"><text:span text:style-name="T24">مسابقه طراحی مفهومی هوافضا:</text:span></text:p>
        </text:list-item>
      </text:list>
      <text:p text:style-name="P4"><text:span text:style-name="T24">موضوع: طراحی یک فناوری یا پروژه برای بهبود اکتشاف هوافضا، سفرهای فضایی، یا حل مسائل محیطی مرتبط با فضا.</text:span></text:p>
      <text:p text:style-name="P4"><text:span text:style-name="T24">اهداف: توسعه فناوری‌های نوآورانه در حوزه هوافضا، ارتقاء اکتشافات فضایی، و مدیریت پایدار محیط فضایی.</text:span></text:p>
      <text:list xml:id="list121030185518143" text:continue-numbering="true" text:style-name="WWNum6">
        <text:list-item>
          <text:p text:style-name="P3"><text:span text:style-name="T24">مسابقه طراحی مفهومی بهینه‌سازی انرژی:</text:span></text:p>
        </text:list-item>
      </text:list>
      <text:p text:style-name="P4"><text:span text:style-name="T24">موضوع: طراحی یک سیستم یا فناوری برای بهینه‌سازی مصرف انرژی در ساختمان‌ها، صنایع یا حمل و نقل.</text:span></text:p>
      <text:p text:style-name="P4"><text:soft-page-break/><text:span text:style-name="T24">اهداف: کاهش مصرف انرژی، افزایش بهره‌وری انرژی، و ترویج استفاده از انرژی‌های تجدیدپذیر.</text:span></text:p>
      <text:list xml:id="list121028714289043" text:continue-numbering="true" text:style-name="WWNum6">
        <text:list-item>
          <text:p text:style-name="P3"><text:span text:style-name="T24">مسابقه طراحی مفهومی حل مشکلات شهری:</text:span></text:p>
        </text:list-item>
      </text:list>
      <text:p text:style-name="P4"><text:span text:style-name="T24">موضوع: طراحی یک پروژه یا سیستم برای حل چالش‌های شهری مانند ترافیک، مدیریت پسماند، یا بهبود امکانات عمومی.</text:span></text:p>
      <text:p text:style-name="P4"><text:span text:style-name="T24">اهداف: ارائه راهکارهای نوآورانه برای بهبود کیفیت زندگی در شهرها و ایجاد شهرهای هوشمند.</text:span></text:p>
      <text:list xml:id="list121029301572083" text:continue-numbering="true" text:style-name="WWNum6">
        <text:list-item>
          <text:p text:style-name="P3"><text:span text:style-name="T24">مسابقه طراحی مفهومی فناوری نانو:</text:span></text:p>
        </text:list-item>
      </text:list>
      <text:p text:style-name="P4"><text:span text:style-name="T24">موضوع: طراحی یک فناوری یا محصول بر پایه فناوری نانو برای حل یک مسئله خاص یا بهبود عملکرد ابزارها و دستگاه‌های مختلف.</text:span></text:p>
      <text:p text:style-name="P4"><text:span text:style-name="T24">اهداف: توسعه فناوری‌های نانونوین در حوزه‌های مختلف، ارتقاء عملکرد محصولات، و کاربردهای نوین فناوری نانو.</text:span></text:p>
      <text:list xml:id="list121028582789798" text:continue-numbering="true" text:style-name="WWNum6">
        <text:list-item>
          <text:p text:style-name="P3"><text:span text:style-name="T24">مسابقه طراحی مفهومی فناوری در حوزه کشاورزی:</text:span></text:p>
        </text:list-item>
      </text:list>
      <text:p text:style-name="P4"><text:span text:style-name="T24">موضوع: طراحی یک فناوری یا دستگاه برای بهبود فرآیندهای کشاورزی، کاهش آثار منفی بر محیط زیست و افزایش بهره‌وری.</text:span></text:p>
      <text:p text:style-name="P4"><text:span text:style-name="T24">اهداف: ادغام فناوری با کشاورزی، ترویج کشاورزی پایدار و توسعه راهکارهای نوآورانه در حوزه کشاورزی.</text:span></text:p>
      <text:list xml:id="list121029042922082" text:continue-numbering="true" text:style-name="WWNum6">
        <text:list-item>
          <text:p text:style-name="P3"><text:span text:style-name="T24">مسابقه طراحی مفهومی تولید پوشاک پایدار:</text:span></text:p>
        </text:list-item>
      </text:list>
      <text:p text:style-name="P4"><text:span text:style-name="T24">موضوع: طراحی یک خط پوشاک با استفاده از مواد دوست‌دار محیطی و فرآیندهای تولید پایدار.</text:span></text:p>
      <text:p text:style-name="P4"><text:span text:style-name="T24">اهداف: ترویج مد پایدار، کاهش اثرات منفی صنعت مد بر محیط زیست و ارتقاء آگاهی مصرف‌کنندگان در این زمینه.</text:span></text:p>
      <text:p text:style-name="P14"/>
      <text:p text:style-name="P12"><text:span text:style-name="T29">ب: علوم پایه</text:span></text:p>
      <text:p text:style-name="P12"><text:span text:style-name="T21">1: مسابقه طراحی مفهومی فیزیک:</text:span></text:p>
      <text:p text:style-name="P12"><text:span text:style-name="T21">موضوع</text:span><text:span text:style-name="T24">: طراحی یک آزمایش یا دستگاه تجربی که اصول فیزیکی خاصی را بررسی یا تشخیص می‌کند.</text:span></text:p>
      <text:p text:style-name="P12"><text:span text:style-name="T21">اهداف</text:span><text:span text:style-name="T24">: تجربه‌های فیزیکی نوآورانه، ارتقاء دانش در حوزه فیزیک، و ترویج علم و فناوری.</text:span></text:p>
      <text:p text:style-name="P12"><text:soft-page-break/><text:span text:style-name="T21">نمونه ها:</text:span></text:p>
      <text:list xml:id="list121029295882216" text:continue-numbering="true" text:style-name="WWNum6">
        <text:list-item>
          <text:p text:style-name="P3"><text:span text:style-name="T24">مسابقه طراحی آزمایشگاه‌های فیزیک نوآورانه:</text:span></text:p>
        </text:list-item>
      </text:list>
      <text:p text:style-name="P4"><text:span text:style-name="T24">موضوع: طراحی یک آزمایشگاه فیزیک با تجهیزات نوآورانه جهت انجام آزمایش‌های پیچیده.</text:span></text:p>
      <text:p text:style-name="P4"><text:span text:style-name="T24">اهداف: ایجاد شرایط بهتر برای انجام تجربیات فیزیکی، توسعه تجهیزات دقیق، و افزایش دقت در اندازه‌گیری‌ها.</text:span></text:p>
      <text:list xml:id="list121029317393344" text:continue-numbering="true" text:style-name="WWNum6">
        <text:list-item>
          <text:p text:style-name="P3"><text:span text:style-name="T24">مسابقه طراحی تجربیات آموزشی فیزیک:</text:span></text:p>
        </text:list-item>
      </text:list>
      <text:p text:style-name="P4"><text:span text:style-name="T24">موضوع: طراحی یک تجربه آموزشی فیزیکی جذاب و تعاملی برای دانشجویان یا دانش‌آموزان.</text:span></text:p>
      <text:p text:style-name="P4"><text:span text:style-name="T24">اهداف: ارتقاء روش‌های آموزش فیزیک، ترویج علاقه به علوم، و تسهیل درک مفاهیم فیزیکی.</text:span></text:p>
      <text:list xml:id="list121028609455811" text:continue-numbering="true" text:style-name="WWNum6">
        <text:list-item>
          <text:p text:style-name="P3"><text:span text:style-name="T24">مسابقه طراحی ابزارهای دقیق برای اندازه‌گیری‌های فیزیکی:</text:span></text:p>
        </text:list-item>
      </text:list>
      <text:p text:style-name="P4"><text:span text:style-name="T24">موضوع: طراحی ابزارهای دقیق و نوآورانه برای اندازه‌گیری پارامترهای فیزیکی مثل دما، فشار، یا شار اشعه.</text:span></text:p>
      <text:p text:style-name="P4"><text:span text:style-name="T24">اهداف: افزایش دقت اندازه‌گیری‌های فیزیکی، توسعه تکنولوژی ابزارهای اندازه‌گیری، و ارتقاء ابزارهای تحقیقاتی.</text:span></text:p>
      <text:list xml:id="list121028794994435" text:continue-numbering="true" text:style-name="WWNum6">
        <text:list-item>
          <text:p text:style-name="P3"><text:span text:style-name="T24">مسابقه طراحی دستگاه‌های آزمایشگاهی فیزیک پیشرفته:</text:span></text:p>
        </text:list-item>
      </text:list>
      <text:p text:style-name="P4"><text:span text:style-name="T24">موضوع: طراحی یک دستگاه آزمایشگاهی با قابلیت‌ها و کاربردهای پیشرفته در حوزه‌های مختلف فیزیک.</text:span></text:p>
      <text:p text:style-name="P4"><text:span text:style-name="T24">اهداف: توسعه تجهیزات پیشرفته برای پژوهش‌های فیزیکی، بهبود عملکرد آزمایشگاه‌ها، و ارتقاء ظرفیت تحقیقاتی.</text:span></text:p>
      <text:list xml:id="list121030045860710" text:continue-numbering="true" text:style-name="WWNum6">
        <text:list-item>
          <text:p text:style-name="P3"><text:span text:style-name="T24">مسابقه طراحی سیستم‌های نورپردازی فیزیکی:</text:span></text:p>
        </text:list-item>
      </text:list>
      <text:p text:style-name="P4"><text:span text:style-name="T24">موضوع: طراحی یک سیستم نورپردازی با استفاده از پدیده‌های فیزیکی برای کاربردهای هنری یا تجاری.</text:span></text:p>
      <text:p text:style-name="P4"><text:span text:style-name="T24">اهداف: ارتقاء ابزارهای نورپردازی، خلق تجربه‌های بصری جذاب، و استفاده از پدیده‌های نوری.</text:span></text:p>
      <text:list xml:id="list121029813764531" text:continue-numbering="true" text:style-name="WWNum6">
        <text:list-item>
          <text:p text:style-name="P3"><text:span text:style-name="T24">مسابقه طراحی ابزارهای مدل‌سازی فیزیکی:</text:span></text:p>
        </text:list-item>
      </text:list>
      <text:p text:style-name="P4"><text:span text:style-name="T24">موضوع: طراحی ابزارهای نرم‌افزاری یا سخت‌افزاری برای مدل‌سازی پدیده‌های فیزیکی.</text:span></text:p>
      <text:p text:style-name="P4"><text:span text:style-name="T24">اهداف: تسهیل درک مفاهیم فیزیکی، ارتقاء ابزارهای آموزشی، و ترویج استفاده از فناوری در مدل‌سازی فیزیک.</text:span></text:p>
      <text:p text:style-name="P14"/>
      <text:p text:style-name="P12"><text:span text:style-name="T21">2: مسابقه طراحی مفهومی شیمی:</text:span></text:p>
      <text:p text:style-name="P12"><text:soft-page-break/><text:span text:style-name="T21">موضوع</text:span><text:span text:style-name="T24">: طراحی یک مواد شیمیایی نوین یا فرایند شیمیایی با کاربردهای متعدد.</text:span></text:p>
      <text:p text:style-name="P12"><text:span text:style-name="T21">اهداف</text:span><text:span text:style-name="T24">: ارتقاء فهم در زمینه شیمی، توسعه مواد پایدار و کاربردهای شیمی پیشرفته.</text:span></text:p>
      <text:p text:style-name="P12"><text:span text:style-name="T21">نمونه ها:</text:span></text:p>
      <text:list xml:id="list121028707274761" text:continue-numbering="true" text:style-name="WWNum6">
        <text:list-item>
          <text:p text:style-name="P3"><text:span text:style-name="T24">مسابقه طراحی مفهومی مواد شیمیایی نوین:</text:span></text:p>
        </text:list-item>
      </text:list>
      <text:p text:style-name="P4"><text:span text:style-name="T24">موضوع: طراحی یک ماده شیمیایی جدید با ویژگی‌ها یا کاربردهای نوآورانه.</text:span></text:p>
      <text:p text:style-name="P4"><text:span text:style-name="T24">اهداف: توسعه مواد شیمیایی پایدار و کاربردی، ارتقاء دانش در زمینه ترکیبات شیمیایی، و ارائه راهکارهای نوآورانه.</text:span></text:p>
      <text:list xml:id="list121030128859907" text:continue-numbering="true" text:style-name="WWNum6">
        <text:list-item>
          <text:p text:style-name="P3"><text:span text:style-name="T24">مسابقه طراحی فرآیندهای شیمیایی پایدار:</text:span></text:p>
        </text:list-item>
      </text:list>
      <text:p text:style-name="P4"><text:span text:style-name="T24">موضوع: طراحی یک فرآیند شیمیایی با تأکید بر کارایی انرژی، کاهش پسماند، و استفاده از مواد دوست‌دار محیطی.</text:span></text:p>
      <text:p text:style-name="P4"><text:span text:style-name="T24">اهداف: بهبود فرآیندهای شیمیایی، کاهش تأثیرات منفی بر محیط زیست، و ترویج تولید پایدار.</text:span></text:p>
      <text:list xml:id="list121029206440286" text:continue-numbering="true" text:style-name="WWNum6">
        <text:list-item>
          <text:p text:style-name="P3"><text:span text:style-name="T24">مسابقه طراحی نوآورانه روش‌های تجزیه و تحلیل شیمیایی:</text:span></text:p>
        </text:list-item>
      </text:list>
      <text:p text:style-name="P4"><text:span text:style-name="T24">موضوع: طراحی یک روش تجزیه و تحلیل شیمیایی نوآورانه برای تشخیص یا اندازه‌گیری مواد خاص.</text:span></text:p>
      <text:p text:style-name="P4"><text:span text:style-name="T24">اهداف: توسعه تکنیک‌های تجزیه و تحلیل دقیق، افزایش حساسیت و دقت در تجزیه و تحلیل.</text:span></text:p>
      <text:list xml:id="list121028150758908" text:continue-numbering="true" text:style-name="WWNum6">
        <text:list-item>
          <text:p text:style-name="P3"><text:span text:style-name="T24">مسابقه طراحی مفهومی در زمینه کاتالیزورها:</text:span></text:p>
        </text:list-item>
      </text:list>
      <text:p text:style-name="P4"><text:span text:style-name="T24">موضوع: طراحی یک کاتالیزور نوآورانه برای تسریع فرآیندهای شیمیایی.</text:span></text:p>
      <text:p text:style-name="P4"><text:span text:style-name="T24">اهداف: افزایش بهره‌وری فرآیندهای کاتالیزوری، بهبود سرعت و کارایی واکنش‌ها، و استفاده از کاتالیزورهای پایدار.</text:span></text:p>
      <text:list xml:id="list121028453661153" text:continue-numbering="true" text:style-name="WWNum6">
        <text:list-item>
          <text:p text:style-name="P3"><text:span text:style-name="T24">مسابقه طراحی مفهومی در زمینه شیمی پلیمری:</text:span></text:p>
        </text:list-item>
      </text:list>
      <text:p text:style-name="P4"><text:span text:style-name="T24">موضوع: طراحی یک پلیمر نوآورانه با خواص خاص یا کاربردهای منحصر به فرد.</text:span></text:p>
      <text:p text:style-name="P4"><text:span text:style-name="T24">اهداف: توسعه پلیمرهای با کاربردهای متنوع، بهبود خواص مکانیکی و حرارتی، و کاهش تأثیرات زیست‌محیطی.</text:span></text:p>
      <text:list xml:id="list121028917541223" text:continue-numbering="true" text:style-name="WWNum6">
        <text:list-item>
          <text:p text:style-name="P3"><text:span text:style-name="T24">مسابقه طراحی برنامه‌های محاسباتی در شیمی:</text:span></text:p>
        </text:list-item>
      </text:list>
      <text:p text:style-name="P4"><text:span text:style-name="T24">موضوع: طراحی یک برنامه محاسباتی برای شبیه‌سازی و تحلیل فرآیندهای شیمیایی یا خواص مواد.</text:span></text:p>
      <text:p text:style-name="P4"><text:soft-page-break/><text:span text:style-name="T24">اهداف: توسعه نرم‌افزارهای محاسباتی نوآورانه، افزایش دقت در مدل‌سازی شیمیایی، و استفاده از فناوری در تحقیقات شیمی.</text:span></text:p>
      <text:p text:style-name="P14"/>
      <text:p text:style-name="P12"><text:span text:style-name="T21">3: مسابقه طراحی مفهومی ریاضیات:</text:span></text:p>
      <text:p text:style-name="P12"><text:span text:style-name="T21">موضوع</text:span><text:span text:style-name="T24">: طراحی یک الگوریتم یا مدل ریاضی برای حل یک مسئله پیچیده.</text:span></text:p>
      <text:p text:style-name="P12"><text:span text:style-name="T21">اهداف</text:span><text:span text:style-name="T24">: توسعه روش‌ها و راهکارهای ریاضیاتی نوآورانه برای حل چالش‌های پیچیده.</text:span></text:p>
      <text:p text:style-name="P12"><text:span text:style-name="T21">نمونه ها:</text:span></text:p>
      <text:list xml:id="list121028261799479" text:continue-numbering="true" text:style-name="WWNum6">
        <text:list-item>
          <text:p text:style-name="P3"><text:span text:style-name="T24">مسابقه طراحی الگوریتم‌های ریاضی نوآورانه:</text:span></text:p>
        </text:list-item>
      </text:list>
      <text:p text:style-name="P4"><text:span text:style-name="T24">موضوع: طراحی یک الگوریتم برای حل یک مسئله پیچیده در حوزه ریاضیات.</text:span></text:p>
      <text:p text:style-name="P4"><text:span text:style-name="T24">اهداف: توسعه الگوریتم‌های نوآورانه، بهبود کارایی در حل مسائل ریاضی، و استفاده از الگوریتم‌ها در حوزه‌های مختلف.</text:span></text:p>
      <text:list xml:id="list121029389736464" text:continue-numbering="true" text:style-name="WWNum6">
        <text:list-item>
          <text:p text:style-name="P3"><text:span text:style-name="T24">مسابقه طراحی مدل‌های ریاضی پیچیده:</text:span></text:p>
        </text:list-item>
      </text:list>
      <text:p text:style-name="P4"><text:span text:style-name="T24">موضوع: طراحی یک مدل ریاضی برای توصیف و حل یک مسئله واقعی یا پژوهشی.</text:span></text:p>
      <text:p text:style-name="P4"><text:span text:style-name="T24">اهداف: توسعه مدل‌های ریاضی پیشرفته، ارتقاء توانمندی در تجسم و تفکر ریاضی، و اعمال مدل‌های ریاضی در حل مسائل عملی.</text:span></text:p>
      <text:list xml:id="list121028508155702" text:continue-numbering="true" text:style-name="WWNum6">
        <text:list-item>
          <text:p text:style-name="P3"><text:span text:style-name="T24">مسابقه طراحی مسائل ریاضی چالشی:</text:span></text:p>
        </text:list-item>
      </text:list>
      <text:p text:style-name="P4"><text:span text:style-name="T24">موضوع: طراحی یک سری مسائل ریاضی چالشی با درجه‌های مختلف سختی.</text:span></text:p>
      <text:p text:style-name="P4"><text:span text:style-name="T24">اهداف: ایجاد مسائل جذاب و چالشی برای تقویت توانایی حل مسائل ریاضی، ترویج رقابت در زمینه ریاضیات.</text:span></text:p>
      <text:list xml:id="list121029524784345" text:continue-numbering="true" text:style-name="WWNum6">
        <text:list-item>
          <text:p text:style-name="P3"><text:span text:style-name="T24">مسابقه طراحی بازی‌های ریاضی:</text:span></text:p>
        </text:list-item>
      </text:list>
      <text:p text:style-name="P4"><text:span text:style-name="T24">موضوع: طراحی یک بازی تعلیمی یا تفریحی با محتوای ریاضی.</text:span></text:p>
      <text:p text:style-name="P4"><text:span text:style-name="T24">اهداف: ترکیب بین آموزش و سرگرمی در زمینه ریاضیات، ترویج علاقه به یادگیری ریاضیات، و ارتقاء مهارت‌های حل مسائل.</text:span></text:p>
      <text:list xml:id="list121029651799493" text:continue-numbering="true" text:style-name="WWNum6">
        <text:list-item>
          <text:p text:style-name="P3"><text:span text:style-name="T24">مسابقه طراحی الگوریتم‌های بهینه‌سازی:</text:span></text:p>
        </text:list-item>
      </text:list>
      <text:p text:style-name="P4"><text:soft-page-break/><text:span text:style-name="T24">موضوع: طراحی یک الگوریتم بهینه‌سازی برای مسائل پیچیده در زمینه بهینه‌سازی.</text:span></text:p>
      <text:p text:style-name="P4"><text:span text:style-name="T24">اهداف: توسعه روش‌های نوآورانه در بهینه‌سازی، افزایش کارایی در حل مسائل بهینه‌سازی، و استفاده از الگوریتم‌ها در صنایع مختلف.</text:span></text:p>
      <text:list xml:id="list121028718329736" text:continue-numbering="true" text:style-name="WWNum6">
        <text:list-item>
          <text:p text:style-name="P3"><text:span text:style-name="T24">مسابقه طراحی تجربیات تعلیمی در ریاضی:</text:span></text:p>
        </text:list-item>
      </text:list>
      <text:p text:style-name="P4"><text:span text:style-name="T24">موضوع: طراحی یک تجربه آموزشی مبتنی بر ریاضیات با استفاده از فناوری یا روش‌های نوین.</text:span></text:p>
      <text:p text:style-name="P4"><text:span text:style-name="T24">اهداف: ارتقاء روش‌های آموزش ریاضیات، تسهیل درک مفاهیم ریاضی، و ترویج علاقه به یادگیری ریاضیات.</text:span></text:p>
      <text:p text:style-name="P14"/>
      <text:p text:style-name="P12"><text:span text:style-name="T29">4: عمومی: علوم پایه</text:span></text:p>
      <text:list xml:id="list121029442759561" text:continue-numbering="true" text:style-name="WWNum6">
        <text:list-item>
          <text:p text:style-name="P3"><text:span text:style-name="T24">مسابقه طراحی مفهومی علوم زمین:</text:span></text:p>
        </text:list-item>
      </text:list>
      <text:p text:style-name="P4"><text:span text:style-name="T24">موضوع: طراحی یک سیستم یا فناوری برای کاهش تأثیرات تغییرات اقلیمی بر محیط زیست.</text:span></text:p>
      <text:p text:style-name="P4"><text:span text:style-name="T24">اهداف: حفاظت از بخش‌های مهم از محیط زیست، مانند جلوگیری از سیلاب‌ها یا کاهش تخریب طبیعی.</text:span></text:p>
      <text:list xml:id="list121030130372502" text:continue-numbering="true" text:style-name="WWNum6">
        <text:list-item>
          <text:p text:style-name="P3"><text:span text:style-name="T24">مسابقه طراحی مفهومی زیست‌شناسی:</text:span></text:p>
        </text:list-item>
      </text:list>
      <text:p text:style-name="P4"><text:span text:style-name="T24">موضوع: طراحی یک پروژه یا سیستم بیولوژیکی جهت حفظ تنوع زیستی یا مدیریت منابع طبیعی.</text:span></text:p>
      <text:p text:style-name="P4"><text:span text:style-name="T24">اهداف: ارتقاء دانش در حوزه زیست‌شناسی، حفاظت از گونه‌ها و ایجاد راهکارهای پایدار.</text:span></text:p>
      <text:list xml:id="list121029698259327" text:continue-numbering="true" text:style-name="WWNum6">
        <text:list-item>
          <text:p text:style-name="P3"><text:span text:style-name="T24">مسابقه طراحی مفهومی علوم کامپیوتر:</text:span></text:p>
        </text:list-item>
      </text:list>
      <text:p text:style-name="P4"><text:span text:style-name="T24">موضوع: طراحی یک الگوریتم یا سیستم کامپیوتری برای حل یک چالش فناوری اطلاعات.</text:span></text:p>
      <text:p text:style-name="P4"><text:span text:style-name="T24">اهداف: توسعه نرم‌افزارها یا سخت‌افزارهای نوآورانه با تأکید بر بهینه‌سازی و کارایی.</text:span></text:p>
      <text:list xml:id="list121029868095220" text:continue-numbering="true" text:style-name="WWNum6">
        <text:list-item>
          <text:p text:style-name="P3"><text:span text:style-name="T24">مسابقه طراحی مفهومی بیوشیمی:</text:span></text:p>
        </text:list-item>
      </text:list>
      <text:p text:style-name="P4"><text:span text:style-name="T24">موضوع: توسعه راهکارهای بیولوژیکی برای مواجهه با مشکلات محیطی مانند آلودگی هوا یا مدیریت پسماند.</text:span></text:p>
      <text:p text:style-name="P4"><text:span text:style-name="T24">اهداف: استفاده از اصول بیوشیمی و بیولوژی مولکولی برای حل چالش‌های محیطی.</text:span></text:p>
      <text:p text:style-name="P14"><text:soft-page-break/></text:p>
      <text:p text:style-name="P12"><text:span text:style-name="T29">ج: علوم انسانی</text:span></text:p>
      <text:p text:style-name="P12"><text:span text:style-name="T21">1: روانشناسی</text:span></text:p>
      <text:list xml:id="list121030077701752" text:continue-numbering="true" text:style-name="WWNum6">
        <text:list-item>
          <text:p text:style-name="P3"><text:span text:style-name="T24">مسابقه طراحی مفهومی روان‌شناسی:</text:span></text:p>
        </text:list-item>
      </text:list>
      <text:p text:style-name="P4"><text:span text:style-name="T24">موضوع: طراحی یک اپلیکیشن یا سیستم مبتنی بر فناوری جهت افزایش رفاه روانی و بهبود کیفیت زندگی.</text:span></text:p>
      <text:p text:style-name="P4"><text:span text:style-name="T24">اهداف: ترکیب اطلاعات روان‌شناختی با فناوری به منظور حل مسائل روانی و بهبود روان‌شناسی فردی.</text:span></text:p>
      <text:list xml:id="list121029128954132" text:continue-numbering="true" text:style-name="WWNum6">
        <text:list-item>
          <text:p text:style-name="P3"><text:span text:style-name="T24">مسابقه طراحی مفهومی روان‌شناسی اجتماعی:</text:span></text:p>
        </text:list-item>
      </text:list>
      <text:p text:style-name="P4"><text:span text:style-name="T24">موضوع: طراحی یک تحقیق یا پروژه در زمینه روان‌شناسی اجتماعی که به بهبود روابط انسانی می‌پردازد.</text:span></text:p>
      <text:p text:style-name="P4"><text:span text:style-name="T24">اهداف: ترکیب روان‌شناسی با اجتماع‌شناسی به منظور حل مسائل اجتماعی.</text:span></text:p>
      <text:p text:style-name="P12"><text:span text:style-name="T35">2: حقوق</text:span></text:p>
      <text:list xml:id="list121030112446423" text:continue-numbering="true" text:style-name="WWNum6">
        <text:list-item>
          <text:p text:style-name="P3"><text:span text:style-name="T24">مسابقه طراحی مفهومی حقوق بین‌الملل:</text:span></text:p>
        </text:list-item>
      </text:list>
      <text:p text:style-name="P4"><text:span text:style-name="T24">موضوع: تدوین یک فرآیند حقوقی برای حل اختلافات بین‌المللی، مانند مسائل تجاری یا حقوق بشر.</text:span></text:p>
      <text:p text:style-name="P4"><text:span text:style-name="T24">اهداف: توسعه راهکارهای نوآورانه در حوزه حقوق بین‌المللی، بهبود فرآیندهای حقوقی، و تسهیل در حل اختلافات بین کشورها.</text:span></text:p>
      <text:list xml:id="list121029442522687" text:continue-numbering="true" text:style-name="WWNum6">
        <text:list-item>
          <text:p text:style-name="P3"><text:span text:style-name="T24">مسابقه طراحی مفهومی حقوق تجارت الکترونیک:</text:span></text:p>
        </text:list-item>
      </text:list>
      <text:p text:style-name="P4"><text:span text:style-name="T24">موضوع: ارائه یک ساختار حقوقی برای معاملات تجارت الکترونیکی و حفاظت از اطلاعات فردی در فضای دیجیتال.</text:span></text:p>
      <text:p text:style-name="P4"><text:span text:style-name="T24">اهداف: تدوین قوانین جدید متناسب با چالش‌های حقوقی تجارت الکترونیک، ایجاد حقوق حفاظت اطلاعات در فضای آنلاین.</text:span></text:p>
      <text:list xml:id="list121028675594943" text:continue-numbering="true" text:style-name="WWNum6">
        <text:list-item>
          <text:p text:style-name="P3"><text:span text:style-name="T24">مسابقه طراحی مفهومی حقوق انسان:</text:span></text:p>
        </text:list-item>
      </text:list>
      <text:p text:style-name="P4"><text:span text:style-name="T24">موضوع: ارائه راهکارهای حقوقی برای حمایت از حقوق انسان در مواجهه با چالش‌های معاصر، مانند تبعیض، آزار و اعتداء.</text:span></text:p>
      <text:p text:style-name="P4"><text:soft-page-break/><text:span text:style-name="T24">اهداف: ارتقاء حقوق انسان، توسعه حقوقی در حوزه مسائل اجتماعی، و تشویق به فعالیت‌های حقوق بشر.</text:span></text:p>
      <text:list xml:id="list121029636474447" text:continue-numbering="true" text:style-name="WWNum6">
        <text:list-item>
          <text:p text:style-name="P3"><text:span text:style-name="T24">مسابقه طراحی مفهومی حقوق جرمی:</text:span></text:p>
        </text:list-item>
      </text:list>
      <text:p text:style-name="P4"><text:span text:style-name="T24">موضوع: تدوین یک سیستم حقوقی برای مقابله با جرم‌های مدرن، مانند جرم سایبری یا تروریسم.</text:span></text:p>
      <text:p text:style-name="P4"><text:span text:style-name="T24">اهداف: بهبود قوانین جرمی، تعیین تعقیب و پیگیری جرم‌های جدید، و ایجاد تدابیر امنیتی مؤثر.</text:span></text:p>
      <text:list xml:id="list121028379860126" text:continue-numbering="true" text:style-name="WWNum6">
        <text:list-item>
          <text:p text:style-name="P3"><text:span text:style-name="T24">مسابقه طراحی مفهومی حقوق خانواده:</text:span></text:p>
        </text:list-item>
      </text:list>
      <text:p text:style-name="P4"><text:span text:style-name="T24">موضوع: ارائه راهکارهای حقوقی برای حمایت از حقوق و تعادل در خانواده‌های معاصر.</text:span></text:p>
      <text:p text:style-name="P4"><text:span text:style-name="T24">اهداف: اصلاح قوانین حقوق خانواده، ارتقاء حقوق افراد در خانواده، و حفاظت از حقوق کودکان.</text:span></text:p>
      <text:list xml:id="list121028962106787" text:continue-numbering="true" text:style-name="WWNum6">
        <text:list-item>
          <text:p text:style-name="P3"><text:span text:style-name="T24">مسابقه طراحی مفهومی حقوق کار:</text:span></text:p>
        </text:list-item>
      </text:list>
      <text:p text:style-name="P4"><text:span text:style-name="T24">موضوع: ارائه یک چارچوب حقوقی برای حفاظت از حقوق کارگران در مقابل چالش‌های نوین در بازار کار.</text:span></text:p>
      <text:p text:style-name="P4"><text:span text:style-name="T24">اهداف: بهبود شرایط کار، تدوین حقوق کارگران در مقابل تغییرات اقتصادی و فناوری.</text:span></text:p>
      <text:p text:style-name="P14"/>
      <text:p text:style-name="P12"><text:span text:style-name="T21">3: مدیریت و اقتصاد</text:span></text:p>
      <text:list xml:id="list121028750004868" text:continue-numbering="true" text:style-name="WWNum6">
        <text:list-item>
          <text:p text:style-name="P3"><text:span text:style-name="T24">مسابقه طراحی مفهومی اقتصاد:</text:span></text:p>
        </text:list-item>
      </text:list>
      <text:p text:style-name="P4"><text:span text:style-name="T24">موضوع: طراحی یک مدل اقتصادی نوآورانه برای ترویج رشد اقتصادی پایدار.</text:span></text:p>
      <text:p text:style-name="P4"><text:span text:style-name="T24">اهداف: تجارب اقتصادی نوین، مدیریت منابع بهینه، و توسعه اقتصادی منصفانه.</text:span></text:p>
      <text:p text:style-name="P12"><text:span text:style-name="T21">4: علوم سیاسی</text:span></text:p>
      <text:list xml:id="list121028429511341" text:continue-numbering="true" text:style-name="WWNum6">
        <text:list-item>
          <text:p text:style-name="P3"><text:span text:style-name="T24">مسابقه طراحی مفهومی ریاست جمهوری:</text:span></text:p>
        </text:list-item>
      </text:list>
      <text:p text:style-name="P4"><text:span text:style-name="T24">موضوع: طراحی یک سیستم یا فناوری برای افزایش شفافیت و مشارکت مردم در فرآیند‌های سیاسی.</text:span></text:p>
      <text:p text:style-name="P4"><text:span text:style-name="T24">اهداف: ارتقاء فرآیندهای دموکراتیک و ایجاد راهکارهای نوآورانه در حوزه ریاست جمهوری.</text:span></text:p>
      <text:list xml:id="list121029220627637" text:continue-numbering="true" text:style-name="WWNum6">
        <text:list-item>
          <text:p text:style-name="P3"><text:span text:style-name="T24">مسابقه طراحی مفهومی علوم سیاسی:</text:span></text:p>
        </text:list-item>
      </text:list>
      <text:p text:style-name="P4"><text:soft-page-break/><text:span text:style-name="T24">موضوع: طراحی یک پروژه یا سیستم برای ترویج مشارکت شهروندی یا بهبود فرآیندهای سیاسی.</text:span></text:p>
      <text:p text:style-name="P4"><text:span text:style-name="T24">اهداف: توسعه راهکارهای نوآورانه در زمینه سیاست.</text:span></text:p>
      <text:p text:style-name="P12"><text:span text:style-name="T23">۵</text:span><text:span text:style-name="T21">: فلسفه</text:span></text:p>
      <text:list xml:id="list121028536127452" text:continue-numbering="true" text:style-name="WWNum6">
        <text:list-item>
          <text:p text:style-name="P3"><text:span text:style-name="T24">مسابقه طراحی مفهومی فلسفه:</text:span></text:p>
        </text:list-item>
      </text:list>
      <text:p text:style-name="P4"><text:span text:style-name="T24">موضوع: طراحی یک پژوهش فلسفی جدید در زمینه‌ای خاص یا تبیین دیدگاه‌های نوین در موضوعات فلسفی مختلف.</text:span></text:p>
      <text:p text:style-name="P4"><text:span text:style-name="T24">اهداف: ترویج تفکر نوآورانه و ارتقاء دانش فلسفی.</text:span></text:p>
      <text:p text:style-name="P12"><text:span text:style-name="T21">6: ادبیات</text:span></text:p>
      <text:list xml:id="list121029917107884" text:continue-numbering="true" text:style-name="WWNum6">
        <text:list-item>
          <text:p text:style-name="P3"><text:span text:style-name="T24">مسابقه طراحی مفهومی ادبیات:</text:span></text:p>
        </text:list-item>
      </text:list>
      <text:p text:style-name="P4"><text:span text:style-name="T24">موضوع: طراحی یک داستان، شعر یا نمایشنامه نوآورانه که به یک موضوع معاصر یا چالش اجتماعی اشاره دارد.</text:span></text:p>
      <text:p text:style-name="P4"><text:span text:style-name="T24">اهداف: ارتقاء هنر نویسندگی، ترویج ایده‌های جدید و تسلط بر زبان ادبی.</text:span></text:p>
      <text:p text:style-name="P12"><text:span text:style-name="T21">7: علوم اجتماعی</text:span></text:p>
      <text:list xml:id="list121028355514222" text:continue-numbering="true" text:style-name="WWNum6">
        <text:list-item>
          <text:p text:style-name="P3"><text:span text:style-name="T24">مسابقه طراحی مفهومی علوم اجتماعی:</text:span></text:p>
        </text:list-item>
      </text:list>
      <text:p text:style-name="P4"><text:span text:style-name="T24">موضوع: طراحی یک تحقیق یا پروژه اجتماعی که به بهبود شرایط اجتماعی یا حل مسائل اجتماعی می‌پردازد.</text:span></text:p>
      <text:p text:style-name="P4"><text:span text:style-name="T24">اهداف: ارتقاء دانش اجتماعی و ترویج پژوهش‌های اجتماعی نوآورانه.</text:span></text:p>
      <text:list xml:id="list121030226364207" text:continue-numbering="true" text:style-name="WWNum6">
        <text:list-item>
          <text:p text:style-name="P3"><text:span text:style-name="T24">مسابقه طراحی مفهومی آسیب‌پذیری اجتماعی:</text:span></text:p>
        </text:list-item>
      </text:list>
      <text:p text:style-name="P4"><text:span text:style-name="T24">موضوع: طراحی یک پروژه یا سیستم برای کاهش آسیب‌پذیری افراد در مواجهه با چالش‌های اجتماعی مانند بیکاری، بی‌خانمانی یا افترا به حقوق انسانی.</text:span></text:p>
      <text:p text:style-name="P4"><text:span text:style-name="T24">اهداف: ایجاد راهکارهای نوآورانه برای حمایت از افراد آسیب‌پذیر و ارتقاء شرایط اجتماعی.</text:span></text:p>
      <text:p text:style-name="P14"/>
      <text:p text:style-name="P12"><text:span text:style-name="T23">۸</text:span><text:span text:style-name="T21">: علوم انسانی و تکنولوژی</text:span></text:p>
      <text:list xml:id="list121028741012668" text:continue-numbering="true" text:style-name="WWNum6">
        <text:list-item>
          <text:p text:style-name="P3"><text:soft-page-break/><text:span text:style-name="T24">مسابقه طراحی مفهومی تکنولوژی مد نظر:</text:span></text:p>
        </text:list-item>
      </text:list>
      <text:p text:style-name="P4"><text:span text:style-name="T24">موضوع: طراحی یک فناوری نوآورانه که بر اساس تحولات مد نظر و فرهنگ جوانان تأثیرگذار باشد.</text:span></text:p>
      <text:p text:style-name="P4"><text:span text:style-name="T24">اهداف: ادغام هویت فرهنگی و مد نظر در توسعه تکنولوژی، ایجاد ارتباط نوین با بازار جوانان و ارائه راهکارهای فناورانه در این زمینه.</text:span></text:p>
      <text:list xml:id="list121028388579793" text:continue-numbering="true" text:style-name="WWNum6">
        <text:list-item>
          <text:p text:style-name="P3"><text:span text:style-name="T24">مسابقه طراحی مفهومی مدیریت هوشمند زمان:</text:span></text:p>
        </text:list-item>
      </text:list>
      <text:p text:style-name="P4"><text:span text:style-name="T24">موضوع: طراحی یک سیستم یا اپلیکیشن برای مدیریت هوشمند زمان و افزایش بهره‌وری در فعالیت‌های روزمره.</text:span></text:p>
      <text:p text:style-name="P4"><text:span text:style-name="T24">اهداف: ارتقاء مهارت‌های مدیریت زمان، ایجاد ابزارهای هوشمند برای برنامه‌ریزی بهتر و بهره‌وری بالاتر.</text:span></text:p>
      <text:list xml:id="list121029872829517" text:continue-numbering="true" text:style-name="WWNum6">
        <text:list-item>
          <text:p text:style-name="P3"><text:span text:style-name="T24">مسابقه طراحی مفهومی تجربه کاربری (UX):</text:span></text:p>
        </text:list-item>
      </text:list>
      <text:p text:style-name="P4"><text:span text:style-name="T24">موضوع: طراحی یک تجربه کاربری نوآورانه برای یک اپلیکیشن یا وب‌سایت در حوزه خاص.</text:span></text:p>
      <text:p text:style-name="P4"><text:span text:style-name="T24">اهداف: ارائه تجربه کاربری جذاب، ساده و کارآمد با تأکید بر طراحی گرافیک و ارتباط بین کاربر و سامانه.</text:span></text:p>
      <text:list xml:id="list121029557759480" text:continue-numbering="true" text:style-name="WWNum6">
        <text:list-item>
          <text:p text:style-name="P3"><text:span text:style-name="T24">مسابقه طراحی مفهومی بازی‌های واقعیت مجازی (VR):</text:span></text:p>
        </text:list-item>
      </text:list>
      <text:p text:style-name="P4"><text:span text:style-name="T24">موضوع: طراحی یک بازی واقعیت مجازی با داستان جذاب و تجربیات جدید برای بازیکنان.</text:span></text:p>
      <text:p text:style-name="P4"><text:span text:style-name="T24">اهداف: ادغام تکنولوژی VR با خلق دنیای مجازی منحصر به فرد و ایجاد تجربیات بازی فراگیر.</text:span></text:p>
      <text:list xml:id="list121029790896860" text:continue-numbering="true" text:style-name="WWNum6">
        <text:list-item>
          <text:p text:style-name="P3"><text:span text:style-name="T24">مسابقه طراحی مفهومی کاربرد هوش مصنوعی در آموزش:</text:span></text:p>
        </text:list-item>
      </text:list>
      <text:p text:style-name="P4"><text:span text:style-name="T24">موضوع: طراحی یک سیستم یا ابزار با استفاده از هوش مصنوعی برای ارتقاء فرآیندهای آموزشی.</text:span></text:p>
      <text:p text:style-name="P4"><text:span text:style-name="T24">اهداف: تجربه آموزشی نوآورانه، تشخیص نیازهای فردی، و بهبود اثربخشی فرآیندهای آموزشی.</text:span></text:p>
      <text:list xml:id="list121028756179582" text:continue-numbering="true" text:style-name="WWNum6">
        <text:list-item>
          <text:p text:style-name="P3"><text:span text:style-name="T24">مسابقه طراحی مفهومی هویت دیجیتال:</text:span></text:p>
        </text:list-item>
      </text:list>
      <text:p text:style-name="P4"><text:span text:style-name="T24">موضوع: طراحی یک سیستم یا فناوری برای مدیریت هویت دیجیتال فردی با تأکید بر امنیت و حریم خصوصی.</text:span></text:p>
      <text:p text:style-name="P4"><text:span text:style-name="T24">اهداف: ایجاد راهکارهای نوآورانه برای مدیریت هویت در دنیای دیجیتال، افزایش امنیت و حفظ حریم خصوصی افراد.</text:span></text:p>
      <text:list xml:id="list121029021180393" text:continue-numbering="true" text:style-name="WWNum6">
        <text:list-item>
          <text:p text:style-name="P3"><text:span text:style-name="T24">مسابقه طراحی مفهومی آموزش:</text:span></text:p>
        </text:list-item>
      </text:list>
      <text:p text:style-name="P4"><text:span text:style-name="T24">موضوع: طراحی یک مدل یا سیستم آموزشی نوآورانه با استفاده از فناوری و روش‌های مدرن.</text:span></text:p>
      <text:p text:style-name="P4"><text:soft-page-break/><text:span text:style-name="T24">اهداف: ارتقاء کیفیت آموزش و ارتباط بین فناوری و آموزش.</text:span></text:p>
      <text:p text:style-name="P14"/>
      <text:p text:style-name="P12"><text:span text:style-name="T29">د: علوم پزشکی</text:span></text:p>
      <text:list xml:id="list121030096009840" text:continue-numbering="true" text:style-name="WWNum6">
        <text:list-item>
          <text:p text:style-name="P3"><text:span text:style-name="T24">مسابقه طراحی مفهومی بهداشت عمومی:</text:span></text:p>
        </text:list-item>
      </text:list>
      <text:p text:style-name="P4"><text:span text:style-name="T24">موضوع: طراحی یک سیستم یا فناوری برای ترویج بهداشت عمومی و جلوگیری از انتشار بیماری‌ها.</text:span></text:p>
      <text:p text:style-name="P4"><text:span text:style-name="T24">اهداف: ارتقاء سلامت عمومی، ایجاد ابزارهای نوآورانه برای پیشگیری از بیماری‌ها و بهبود سیستم‌های بهداشت عمومی.</text:span></text:p>
      <text:list xml:id="list121028269370753" text:continue-numbering="true" text:style-name="WWNum6">
        <text:list-item>
          <text:p text:style-name="P3"><text:span text:style-name="T24">مسابقه طراحی مفهومی تکنولوژی بهداشت و سلامت:</text:span></text:p>
        </text:list-item>
      </text:list>
      <text:p text:style-name="P4"><text:span text:style-name="T24">موضوع: طراحی یک فناوری یا ابزار بهداشتی برای پیشگیری از بیماری‌ها یا بهبود رفاه جسمی و روحی.</text:span></text:p>
      <text:p text:style-name="P4"><text:span text:style-name="T24">اهداف: ادغام فناوری با بهداشت و سلامت، تشویق به سبک زندگی سالم و ایجاد راهکارهای نوآورانه در این زمینه.</text:span></text:p>
      <text:p text:style-name="P14"/>
      <text:p text:style-name="P12"><text:span text:style-name="T32">و: هنر </text:span></text:p>
      <text:list xml:id="list121029252184308" text:continue-numbering="true" text:style-name="WWNum6">
        <text:list-item>
          <text:p text:style-name="P3"><text:span text:style-name="T24">مسابقه طراحی مفهومی هنر دیجیتال:</text:span></text:p>
        </text:list-item>
      </text:list>
      <text:p text:style-name="P4"><text:span text:style-name="T24">موضوع: طراحی یک اثر هنری دیجیتال با استفاده از فناوری‌های نوین مانند هنرهای تجسمی تفاعلی یا نرم‌افزارهای خلاق.</text:span></text:p>
      <text:p text:style-name="P4"><text:span text:style-name="T24">اهداف: ترکیب هنر دیجیتال با تکنولوژی برای ایجاد تجربه هنری نوآورانه و جلب توجه مخاطبان.</text:span></text:p>
      <text:list xml:id="list121030247275633" text:continue-numbering="true" text:style-name="WWNum6">
        <text:list-item>
          <text:p text:style-name="P3"><text:span text:style-name="T24">مسابقه طراحی مفهومی موسیقی و تکنولوژی:</text:span></text:p>
        </text:list-item>
      </text:list>
      <text:p text:style-name="P4"><text:span text:style-name="T24">موضوع: طراحی یک تجربه موسیقی نوآورانه با استفاده از تکنولوژی، مانند ابزارهای موسیقی الکترونیکی یا تولید صداهای هوشمند.</text:span></text:p>
      <text:p text:style-name="P4"><text:span text:style-name="T24">اهداف: ادغام هنر موسیقی با تکنولوژی برای ایجاد تجربه‌های موسیقی منحصر به فرد و جلب توجه جمعیت مخاطب.</text:span></text:p>
      <text:list xml:id="list121028673130013" text:continue-numbering="true" text:style-name="WWNum6">
        <text:list-item>
          <text:p text:style-name="P3"><text:span text:style-name="T24">مسابقه طراحی مفهومی علوم انسانی:</text:span></text:p>
        </text:list-item>
      </text:list>
      <text:p text:style-name="P4"><text:soft-page-break/><text:span text:style-name="T24">موضوع: طراحی یک پروژه هنری یا فرهنگی که مشارکت جمعی را ترویج کرده و ارتباطات میان فرهنگ‌ها را افزایش می‌دهد.</text:span></text:p>
      <text:p text:style-name="P4"><text:span text:style-name="T24">اهداف: ترکیب هنر و فرهنگ با تحولات اجتماعی به منظور ایجاد تعاملات مثبت و مفهومی.</text:span></text:p>
      <text:list xml:id="list121029650661774" text:continue-numbering="true" text:style-name="WWNum6">
        <text:list-item>
          <text:p text:style-name="P3"><text:span text:style-name="T24">مسابقه طراحی مفهومی هنر:</text:span></text:p>
        </text:list-item>
      </text:list>
      <text:p text:style-name="P4"><text:span text:style-name="T24">موضوع: ایجاد یک اثر هنری که از تکنولوژی‌های نوین استفاده می‌کند تا یک پیام اجتماعی یا فرهنگی را انتقال دهد.</text:span></text:p>
      <text:p text:style-name="P4"><text:span text:style-name="T24">اهداف: ترکیب هنر و تکنولوژی برای ایجاد تجربه جذاب و تفکرات اجتماعی.</text:span></text:p>
      <text:p text:style-name="P14"/>
      <text:p text:style-name="P11"><text:span text:style-name="T27"><text:s/>:2-5مسابقات با فرمت نمایش، مناظره و تمرین</text:span></text:p>
      <text:p text:style-name="P11"><text:span text:style-name="T33">الف: نمایشی</text:span></text:p>
      <text:list xml:id="list2423449253" text:style-name="WWNum7">
        <text:list-item>
          <text:p text:style-name="P5">مسابقه دادگاه نمایشی (مجازی – تمرینی ): Moot Court</text:p>
        </text:list-item>
        <text:list-item>
          <text:p text:style-name="P5"><text:span text:style-name="T37">مسابقه مشاوره نمایشی</text:span></text:p>
        </text:list-item>
        <text:list-item>
          <text:p text:style-name="P5"><text:span text:style-name="T37">مسابقه اجرای نمایشنامه</text:span></text:p>
        </text:list-item>
      </text:list>
      <text:p text:style-name="P11"/>
      <text:p text:style-name="P11"><text:span text:style-name="T33">ب: مناظره</text:span></text:p>
      <text:list xml:id="list2978856915" text:style-name="WWNum8">
        <text:list-item>
          <text:p text:style-name="P6"><text:span text:style-name="T25">مسابقه مناظره علوم اقتصادی:</text:span></text:p>
        </text:list-item>
        <text:list-item>
          <text:p text:style-name="P6"><text:span text:style-name="T25">موضوعات:</text:span></text:p>
        </text:list-item>
        <text:list-item>
          <text:p text:style-name="P6">نقش دولت در اقتصاد: حاکمیت دولتی vs. اقتصاد بازار.</text:p>
        </text:list-item>
        <text:list-item>
          <text:p text:style-name="P6">تأثیر فناوری بر اشتغال: چالش‌ها و فرصت‌ها.</text:p>
        </text:list-item>
        <text:list-item>
          <text:p text:style-name="P6">تأثیر تجارت بین‌المللی بر اقتصاد کشورها.</text:p>
        </text:list-item>
        <text:list-item>
          <text:p text:style-name="P6"><text:span text:style-name="T25">مسابقه مناظره علوم سیاسی:</text:span></text:p>
        </text:list-item>
        <text:list-item>
          <text:p text:style-name="P6"><text:span text:style-name="T25">موضوعات:</text:span></text:p>
        </text:list-item>
        <text:list-item>
          <text:p text:style-name="P6"><text:soft-page-break/>نظام‌های حکومتی: جمهوری vs. حاکمیت مطلقه.</text:p>
        </text:list-item>
        <text:list-item>
          <text:p text:style-name="P6">تأثیر رسانه‌ها بر سیاست: آزادی بیان vs. محدودیت‌ها.</text:p>
        </text:list-item>
        <text:list-item>
          <text:p text:style-name="P6">اصول دموکراتیک: چالش‌ها و راهکارها.</text:p>
        </text:list-item>
        <text:list-item>
          <text:p text:style-name="P6">هویت فرهنگی: چالش‌ها و فرصت‌ها در جهان معاصر.</text:p>
        </text:list-item>
        <text:list-item>
          <text:p text:style-name="P6">تعامل فرهنگ‌ها: توازن بین تنوع و یکپارچگی.</text:p>
        </text:list-item>
        <text:list-item>
          <text:p text:style-name="P6"><text:span text:style-name="T25">مسابقه مناظره حقوق:</text:span></text:p>
        </text:list-item>
        <text:list-item>
          <text:p text:style-name="P6"><text:span text:style-name="T25">موضوعات:</text:span></text:p>
        </text:list-item>
        <text:list-item>
          <text:p text:style-name="P6">حقوق انسان: آزادی‌ها و مسئولیت‌ها.</text:p>
        </text:list-item>
        <text:list-item>
          <text:p text:style-name="P6">تعامل بین‌المللی: تضاد بین حاکمیت ملی و حقوق بین‌المللی.</text:p>
        </text:list-item>
        <text:list-item>
          <text:p text:style-name="P6">حقوق دیجیتال: حفاظت از حریم شخصی در دنیای دیجیتال.</text:p>
        </text:list-item>
        <text:list-item>
          <text:p text:style-name="P6"><text:span text:style-name="T25">مسابقه مناظره مهندسی و فناوری:</text:span></text:p>
        </text:list-item>
        <text:list-item>
          <text:p text:style-name="P6"><text:span text:style-name="T25">موضوعات</text:span>:</text:p>
        </text:list-item>
        <text:list-item>
          <text:p text:style-name="P6">تأثیر هوش مصنوعی بر اشتغال: راهکارها و تحولات.</text:p>
        </text:list-item>
        <text:list-item>
          <text:p text:style-name="P6">پیشرفت تکنولوژی و حریم شخصی: چالش‌ها و اقدامات.</text:p>
        </text:list-item>
        <text:list-item>
          <text:p text:style-name="P6">تکنولوژی و محیط زیست: تضادها و راهکارها.</text:p>
        </text:list-item>
        <text:list-item>
          <text:p text:style-name="P6"><text:span text:style-name="T25">مسابقه مناظره پزشکی:</text:span></text:p>
        </text:list-item>
        <text:list-item>
          <text:p text:style-name="P6"><text:span text:style-name="T25">موضوعات:</text:span></text:p>
        </text:list-item>
        <text:list-item>
          <text:p text:style-name="P6">حق بهداشت: دسترسی عمومی به خدمات بهداشتی.</text:p>
        </text:list-item>
        <text:list-item>
          <text:p text:style-name="P6">اخلاق حرفه‌ای در پزشکی: تصمیم‌گیری در شرایط دشوار.</text:p>
        </text:list-item>
        <text:list-item>
          <text:p text:style-name="P6">تأثیر بحران‌های بهداشتی بر جوامع: آموزه‌ها و چالش‌ها.</text:p>
        </text:list-item>
        <text:list-item>
          <text:p text:style-name="P6"><text:span text:style-name="T25">مسابقه مناظره علوم کامپیوتر:</text:span></text:p>
        </text:list-item>
        <text:list-item>
          <text:p text:style-name="P6"><text:span text:style-name="T25">موضوعات:</text:span></text:p>
        </text:list-item>
        <text:list-item>
          <text:p text:style-name="P6">حقوق دیجیتال: آزادی نرم‌افزارها و حقوق مالکیت فکری.</text:p>
        </text:list-item>
        <text:list-item>
          <text:p text:style-name="P6"><text:soft-page-break/>امنیت اطلاعات: تعادل بین حفاظت از اطلاعات و آزادی دسترسی.</text:p>
        </text:list-item>
        <text:list-item>
          <text:p text:style-name="P6">تأثیر اینترنت اشیاء بر حیات روزمره: چالش‌ها و فرصت‌ها.</text:p>
        </text:list-item>
      </text:list>
      <text:p text:style-name="P11"/>
      <text:p text:style-name="P11"><text:span text:style-name="T33">ج: تمرینی</text:span></text:p>
      <text:p text:style-name="P11"><text:span text:style-name="T19">مسابقه تمرین معلمی و تدریس</text:span></text:p>
      <text:p text:style-name="P11"><text:span text:style-name="T19">مسابقه تمرین پژوهش (موضوعی خاص را اعلام کرده و در زمان مشخصی نتایج تحقیق و پژوهش افراد جمع آوری می شود)</text:span></text:p>
      <text:p text:style-name="P11"><text:span text:style-name="T27">: 3-5 ساخت و اجرا</text:span></text:p>
      <text:p text:style-name="P11">در این نوع از مسابقات مهارتی، شرکت کنندگان فرصتی برای ساخت ایده های نوین پیدا کرده و آنرا به مرحله اجرا نزدیک می سازند. مسابقاتی که در این حوزه برگزار می شوند می توانند از بین حوزه های مسابقات طراحی مفهومی انتخاب گردند.</text:p>
      <text:p text:style-name="P11"/>
      <text:p text:style-name="P11"/>
      <text:p text:style-name="P11"/>
      <text:p text:style-name="P13"><text:span text:style-name="T38">محمد ایزدی خواه</text:span></text:p>
      <text:p text:style-name="P13"><text:span text:style-name="T38">باشگاه پژوهشگران جوان و نخبگان</text:span></text:p>
      <text:p text:style-name="P13"><text:span text:style-name="T38">17 بهمن 1402</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 Jadid" svg:font-family="'B Jadid'"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Top_20_of_20_Form_20_Char">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Bottom_20_of_20_Form_20_Char">
      <style:paragraph-properties fo:margin-top="0in" fo:margin-bottom="0in" style:contextual-spacing="false" fo:line-height="100%"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loext:linked-style-name="HTML_20_Top_20_of_20_Form">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loext:linked-style-name="HTML_20_Bottom_20_of_20_Form">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Page <text:span text:style-name="MT1"><text:page-number style:num-format="۱, ۲, ۳, ..." text:select-page="current">۳۱</text:page-number></text:span><text:s/>of <text:span text:style-name="MT1"><text:page-count style:num-format="۱, ۲, ۳, ...">۳۱</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meta:editing-cycles>13</meta:editing-cycles>
    <meta:creation-date>2024-02-05T08:54:00</meta:creation-date>
    <dc:date>2024-02-11T12:10:27.810094836</dc:date>
    <meta:editing-duration>PT8H32M17S</meta:editing-duration>
    <meta:generator>LibreOffice/7.3.7.2$Linux_X86_64 LibreOffice_project/30$Build-2</meta:generator>
    <meta:document-statistic meta:table-count="0" meta:image-count="0" meta:object-count="0" meta:page-count="31" meta:paragraph-count="509" meta:word-count="5986" meta:character-count="34910" meta:non-whitespace-character-count="29565"/>
    <meta:user-defined meta:name="AppVersion">16.0000</meta:user-defined>
    <meta:template xlink:type="simple" xlink:actuate="onRequest" xlink:title="Normal" xlink:href=""/>
  </office:meta>
</office:document-meta>
</file>